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SD16" svg:font-family="CSD16" style:font-charset="x-symbol"/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27in"/>
    </style:style>
    <style:style style:name="co2" style:family="table-column">
      <style:table-column-properties fo:break-before="auto" style:column-width="0.3752in"/>
    </style:style>
    <style:style style:name="co3" style:family="table-column">
      <style:table-column-properties fo:break-before="auto" style:column-width="1.5925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1.4516in"/>
    </style:style>
    <style:style style:name="co6" style:family="table-column">
      <style:table-column-properties fo:break-before="auto" style:column-width="1.4047in"/>
    </style:style>
    <style:style style:name="co7" style:family="table-column">
      <style:table-column-properties fo:break-before="auto" style:column-width="0.7492in"/>
    </style:style>
    <style:style style:name="co8" style:family="table-column">
      <style:table-column-properties fo:break-before="auto" style:column-width="0.4681in"/>
    </style:style>
    <style:style style:name="co9" style:family="table-column">
      <style:table-column-properties fo:break-before="auto" style:column-width="4.916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9.0366in"/>
    </style:style>
    <style:style style:name="co12" style:family="table-column">
      <style:table-column-properties fo:break-before="auto" style:column-width="3.2307in"/>
    </style:style>
    <style:style style:name="co13" style:family="table-column">
      <style:table-column-properties fo:break-before="auto" style:column-width="3.5102in"/>
    </style:style>
    <style:style style:name="co14" style:family="table-column">
      <style:table-column-properties fo:break-before="auto" style:column-width="3.7071in"/>
    </style:style>
    <style:style style:name="co15" style:family="table-column">
      <style:table-column-properties fo:break-before="auto" style:column-width="3.4591in"/>
    </style:style>
    <style:style style:name="co16" style:family="table-column">
      <style:table-column-properties fo:break-before="auto" style:column-width="4.45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2.4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BugFablesRecipeLi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MISTAKE</text:p>
          </table:table-cell>
          <table:table-cell office:value-type="string">
            <text:p>(</text:p>
          </table:table-cell>
          <table:table-cell office:value-type="string">
            <text:p>APHID_EGG</text:p>
          </table:table-cell>
          <table:table-cell table:formula="of:=IF([.E1] = &quot;&quot;; &quot;&quot;; &quot;, &quot;)" office:value-type="string" office:string-value=", ">
            <text:p>, </text:p>
          </table:table-cell>
          <table:table-cell office:value-type="string">
            <text:p>CLEAR_WATER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covers 1 tp and poisons the user.</text:p>
          </table:table-cell>
        </table:table-row>
        <table:table-row table:style-name="ro1">
          <table:table-cell office:value-type="string">
            <text:p>LEAF_SALAD</text:p>
          </table:table-cell>
          <table:table-cell office:value-type="string">
            <text:p>(</text:p>
          </table:table-cell>
          <table:table-cell office:value-type="string">
            <text:p>CRUNCHY_LEAF</text:p>
          </table:table-cell>
          <table:table-cell table:formula="of:=IF([.E2] = &quot;&quot;; &quot;&quot;; &quot;, &quot;)" office:value-type="string" office:string-value=", ">
            <text:p>, </text:p>
          </table:table-cell>
          <table:table-cell office:value-type="string">
            <text:p>CRUNCHY_LEAF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6 hp.</text:p>
          </table:table-cell>
        </table:table-row>
        <table:table-row table:style-name="ro1">
          <table:table-cell office:value-type="string">
            <text:p>GLAZED_HONEY</text:p>
          </table:table-cell>
          <table:table-cell office:value-type="string">
            <text:p>(</text:p>
          </table:table-cell>
          <table:table-cell office:value-type="string">
            <text:p>HONEY_DROP</text:p>
          </table:table-cell>
          <table:table-cell table:formula="of:=IF([.E3] = &quot;&quot;; &quot;&quot;; &quot;, &quot;)" office:value-type="string" office:string-value=", ">
            <text:p>, </text:p>
          </table:table-cell>
          <table:table-cell office:value-type="string">
            <text:p>null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8 tp.</text:p>
          </table:table-cell>
        </table:table-row>
        <table:table-row table:style-name="ro1">
          <table:table-cell office:value-type="string">
            <text:p>ABOMIHONEY</text:p>
          </table:table-cell>
          <table:table-cell office:value-type="string">
            <text:p>(</text:p>
          </table:table-cell>
          <table:table-cell office:value-type="string">
            <text:p>HONEY_DROP</text:p>
          </table:table-cell>
          <table:table-cell table:formula="of:=IF([.E4] = &quot;&quot;; &quot;&quot;; &quot;, &quot;)" office:value-type="string" office:string-value=", ">
            <text:p>, </text:p>
          </table:table-cell>
          <table:table-cell office:value-type="string">
            <text:p>HONEY_DROP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12tp and reduces the user's hp to 1.</text:p>
          </table:table-cell>
        </table:table-row>
        <table:table-row table:style-name="ro1">
          <table:table-cell office:value-type="string">
            <text:p>COOKED_SHROOM</text:p>
          </table:table-cell>
          <table:table-cell office:value-type="string">
            <text:p>(</text:p>
          </table:table-cell>
          <table:table-cell office:value-type="string">
            <text:p>MUSHROOM</text:p>
          </table:table-cell>
          <table:table-cell table:formula="of:=IF([.E5] = &quot;&quot;; &quot;&quot;; &quot;, &quot;)" office:value-type="string" office:string-value=", ">
            <text:p>, </text:p>
          </table:table-cell>
          <table:table-cell office:value-type="string">
            <text:p>null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6 hp. cures poison.</text:p>
          </table:table-cell>
        </table:table-row>
        <table:table-row table:style-name="ro1">
          <table:table-cell office:value-type="string">
            <text:p>COOKED_DANGER</text:p>
          </table:table-cell>
          <table:table-cell office:value-type="string">
            <text:p>(</text:p>
          </table:table-cell>
          <table:table-cell office:value-type="string">
            <text:p>DANGER_SHROOM</text:p>
          </table:table-cell>
          <table:table-cell table:formula="of:=IF([.E6] = &quot;&quot;; &quot;&quot;; &quot;, &quot;)" office:value-type="string" office:string-value=", ">
            <text:p>, </text:p>
          </table:table-cell>
          <table:table-cell office:value-type="string">
            <text:p>null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5 tp and poisons the user.</text:p>
          </table:table-cell>
        </table:table-row>
        <table:table-row table:style-name="ro1">
          <table:table-cell office:value-type="string">
            <text:p>SWEET_SHROOM</text:p>
          </table:table-cell>
          <table:table-cell office:value-type="string">
            <text:p>(</text:p>
          </table:table-cell>
          <table:table-cell office:value-type="string">
            <text:p>MUSHROOM</text:p>
          </table:table-cell>
          <table:table-cell table:formula="of:=IF([.E7] = &quot;&quot;; &quot;&quot;; &quot;, &quot;)" office:value-type="string" office:string-value=", ">
            <text:p>, </text:p>
          </table:table-cell>
          <table:table-cell office:value-type="string">
            <text:p>HONEY_DROP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5 hp and 4 tp.</text:p>
          </table:table-cell>
        </table:table-row>
        <table:table-row table:style-name="ro1">
          <table:table-cell office:value-type="string">
            <text:p>SWEET_DANGER</text:p>
          </table:table-cell>
          <table:table-cell office:value-type="string">
            <text:p>(</text:p>
          </table:table-cell>
          <table:table-cell office:value-type="string">
            <text:p>DANGER_SHROOM</text:p>
          </table:table-cell>
          <table:table-cell table:formula="of:=IF([.E8] = &quot;&quot;; &quot;&quot;; &quot;, &quot;)" office:value-type="string" office:string-value=", ">
            <text:p>, </text:p>
          </table:table-cell>
          <table:table-cell office:value-type="string">
            <text:p>HONEY_DROP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7 tp and poisons the user.</text:p>
          </table:table-cell>
        </table:table-row>
        <table:table-row table:style-name="ro1">
          <table:table-cell office:value-type="string">
            <text:p>FRIED_EGG</text:p>
          </table:table-cell>
          <table:table-cell office:value-type="string">
            <text:p>(</text:p>
          </table:table-cell>
          <table:table-cell office:value-type="string">
            <text:p>APHID_EGG</text:p>
          </table:table-cell>
          <table:table-cell table:formula="of:=IF([.E9] = &quot;&quot;; &quot;&quot;; &quot;, &quot;)" office:value-type="string" office:string-value=", ">
            <text:p>, </text:p>
          </table:table-cell>
          <table:table-cell office:value-type="string">
            <text:p>null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6 hp.</text:p>
          </table:table-cell>
        </table:table-row>
        <table:table-row table:style-name="ro1">
          <table:table-cell office:value-type="string">
            <text:p>LEAF_OMELET</text:p>
          </table:table-cell>
          <table:table-cell office:value-type="string">
            <text:p>(</text:p>
          </table:table-cell>
          <table:table-cell office:value-type="string">
            <text:p>CRUNCHY_LEAF</text:p>
          </table:table-cell>
          <table:table-cell table:formula="of:=IF([.E10] = &quot;&quot;; &quot;&quot;; &quot;, &quot;)" office:value-type="string" office:string-value=", ">
            <text:p>, </text:p>
          </table:table-cell>
          <table:table-cell office:value-type="string">
            <text:p>APHID_EGG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9 hp.</text:p>
          </table:table-cell>
        </table:table-row>
        <table:table-row table:style-name="ro1">
          <table:table-cell office:value-type="string">
            <text:p>HONEY_LEAF</text:p>
          </table:table-cell>
          <table:table-cell office:value-type="string">
            <text:p>(</text:p>
          </table:table-cell>
          <table:table-cell office:value-type="string">
            <text:p>CRUNCHY_LEAF</text:p>
          </table:table-cell>
          <table:table-cell table:formula="of:=IF([.E11] = &quot;&quot;; &quot;&quot;; &quot;, &quot;)" office:value-type="string" office:string-value=", ">
            <text:p>, </text:p>
          </table:table-cell>
          <table:table-cell office:value-type="string">
            <text:p>HONEY_DROP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5 hp and 5 tp.</text:p>
          </table:table-cell>
        </table:table-row>
        <table:table-row table:style-name="ro1">
          <table:table-cell office:value-type="string">
            <text:p>ROASTED_BERRIES</text:p>
          </table:table-cell>
          <table:table-cell office:value-type="string">
            <text:p>(</text:p>
          </table:table-cell>
          <table:table-cell office:value-type="string">
            <text:p>HARD_SEED</text:p>
          </table:table-cell>
          <table:table-cell table:formula="of:=IF([.E12] = &quot;&quot;; &quot;&quot;; &quot;, &quot;)" office:value-type="string" office:string-value=", ">
            <text:p>, </text:p>
          </table:table-cell>
          <table:table-cell office:value-type="string">
            <text:p>null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2 hp to the entire party.</text:p>
          </table:table-cell>
        </table:table-row>
        <table:table-row table:style-name="ro1">
          <table:table-cell office:value-type="string">
            <text:p>SUCCULENT_PLATTER</text:p>
          </table:table-cell>
          <table:table-cell office:value-type="string">
            <text:p>(</text:p>
          </table:table-cell>
          <table:table-cell office:value-type="string">
            <text:p>SUCCULENT_BERRY</text:p>
          </table:table-cell>
          <table:table-cell table:formula="of:=IF([.E13] = &quot;&quot;; &quot;&quot;; &quot;, &quot;)" office:value-type="string" office:string-value=", ">
            <text:p>, </text:p>
          </table:table-cell>
          <table:table-cell office:value-type="string">
            <text:p>null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FRY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2 hp to the party for 2 turns.</text:p>
          </table:table-cell>
        </table:table-row>
        <table:table-row table:style-name="ro1">
          <table:table-cell office:value-type="string">
            <text:p>SUCCULENT_COOKIES</text:p>
          </table:table-cell>
          <table:table-cell office:value-type="string">
            <text:p>(</text:p>
          </table:table-cell>
          <table:table-cell office:value-type="string">
            <text:p>SUCCULENT_BERRY</text:p>
          </table:table-cell>
          <table:table-cell table:formula="of:=IF([.E14] = &quot;&quot;; &quot;&quot;; &quot;, &quot;)" office:value-type="string" office:string-value=", ">
            <text:p>, </text:p>
          </table:table-cell>
          <table:table-cell office:value-type="string">
            <text:p>BAG_OF_FLOUR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3 hp and recovers 2 tp for 3 turns.</text:p>
          </table:table-cell>
        </table:table-row>
        <table:table-row table:style-name="ro1">
          <table:table-cell office:value-type="string">
            <text:p>BERRY_JUICE</text:p>
          </table:table-cell>
          <table:table-cell office:value-type="string">
            <text:p>(</text:p>
          </table:table-cell>
          <table:table-cell office:value-type="string">
            <text:p>HARD_SEED</text:p>
          </table:table-cell>
          <table:table-cell table:formula="of:=IF([.E15] = &quot;&quot;; &quot;&quot;; &quot;, &quot;)" office:value-type="string" office:string-value=", ">
            <text:p>, </text:p>
          </table:table-cell>
          <table:table-cell office:value-type="string">
            <text:p>CLEAR_WATER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5 hp and cures any status effect.</text:p>
          </table:table-cell>
        </table:table-row>
        <table:table-row table:style-name="ro1">
          <table:table-cell office:value-type="string">
            <text:p>MUSHROOM_SKEWER</text:p>
          </table:table-cell>
          <table:table-cell office:value-type="string">
            <text:p>(</text:p>
          </table:table-cell>
          <table:table-cell office:value-type="string">
            <text:p>MUSHROOM</text:p>
          </table:table-cell>
          <table:table-cell table:formula="of:=IF([.E16] = &quot;&quot;; &quot;&quot;; &quot;, &quot;)" office:value-type="string" office:string-value=", ">
            <text:p>, </text:p>
          </table:table-cell>
          <table:table-cell office:value-type="string">
            <text:p>DANGER_SHROOM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6 hp and 3 tp.</text:p>
          </table:table-cell>
        </table:table-row>
        <table:table-row table:style-name="ro1">
          <table:table-cell office:value-type="string">
            <text:p>HEARTY_BREAKFAST</text:p>
          </table:table-cell>
          <table:table-cell office:value-type="string">
            <text:p>(</text:p>
          </table:table-cell>
          <table:table-cell office:value-type="string">
            <text:p>MUSHROOM</text:p>
          </table:table-cell>
          <table:table-cell table:formula="of:=IF([.E17] = &quot;&quot;; &quot;&quot;; &quot;, &quot;)" office:value-type="string" office:string-value=", ">
            <text:p>, </text:p>
          </table:table-cell>
          <table:table-cell office:value-type="string">
            <text:p>APHID_EGG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5 hp, 3 tp, and cures poison.</text:p>
          </table:table-cell>
        </table:table-row>
        <table:table-row table:style-name="ro1">
          <table:table-cell office:value-type="string">
            <text:p>MUSHROOM_SALAD</text:p>
          </table:table-cell>
          <table:table-cell office:value-type="string">
            <text:p>(</text:p>
          </table:table-cell>
          <table:table-cell office:value-type="string">
            <text:p>CRUNCHY_LEAF</text:p>
          </table:table-cell>
          <table:table-cell table:formula="of:=IF([.E18] = &quot;&quot;; &quot;&quot;; &quot;, &quot;)" office:value-type="string" office:string-value=", ">
            <text:p>, </text:p>
          </table:table-cell>
          <table:table-cell office:value-type="string">
            <text:p>MUSHROOM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8 hp and cures poison.</text:p>
          </table:table-cell>
        </table:table-row>
        <table:table-row table:style-name="ro1">
          <table:table-cell office:value-type="string">
            <text:p>SWEET_DEW</text:p>
          </table:table-cell>
          <table:table-cell office:value-type="string">
            <text:p>(</text:p>
          </table:table-cell>
          <table:table-cell office:value-type="string">
            <text:p>APHID_DEW</text:p>
          </table:table-cell>
          <table:table-cell table:formula="of:=IF([.E19] = &quot;&quot;; &quot;&quot;; &quot;, &quot;)" office:value-type="string" office:string-value=", ">
            <text:p>, </text:p>
          </table:table-cell>
          <table:table-cell office:value-type="string">
            <text:p>HONEY_DROP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9 tp and cures sleep.</text:p>
          </table:table-cell>
        </table:table-row>
        <table:table-row table:style-name="ro1">
          <table:table-cell office:value-type="string">
            <text:p>BAKED_YAM</text:p>
          </table:table-cell>
          <table:table-cell office:value-type="string">
            <text:p>(</text:p>
          </table:table-cell>
          <table:table-cell office:value-type="string">
            <text:p>DANGER_SPUD</text:p>
          </table:table-cell>
          <table:table-cell table:formula="of:=IF([.E20] = &quot;&quot;; &quot;&quot;; &quot;, &quot;)" office:value-type="string" office:string-value=", ">
            <text:p>, </text:p>
          </table:table-cell>
          <table:table-cell office:value-type="string">
            <text:p>null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7 hp.</text:p>
          </table:table-cell>
        </table:table-row>
        <table:table-row table:style-name="ro1">
          <table:table-cell office:value-type="string">
            <text:p>SPICY_FRIES</text:p>
          </table:table-cell>
          <table:table-cell office:value-type="string">
            <text:p>(</text:p>
          </table:table-cell>
          <table:table-cell office:value-type="string">
            <text:p>DANGER_SPUD</text:p>
          </table:table-cell>
          <table:table-cell table:formula="of:=IF([.E21] = &quot;&quot;; &quot;&quot;; &quot;, &quot;)" office:value-type="string" office:string-value=", ">
            <text:p>, </text:p>
          </table:table-cell>
          <table:table-cell office:value-type="string">
            <text:p>SPICY_BERRY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4 hp and boosts ally attack for 2 turns.</text:p>
          </table:table-cell>
        </table:table-row>
        <table:table-row table:style-name="ro1">
          <table:table-cell office:value-type="string">
            <text:p>BURLY_CHIPS</text:p>
          </table:table-cell>
          <table:table-cell office:value-type="string">
            <text:p>(</text:p>
          </table:table-cell>
          <table:table-cell office:value-type="string">
            <text:p>DANGER_SPUD</text:p>
          </table:table-cell>
          <table:table-cell table:formula="of:=IF([.E22] = &quot;&quot;; &quot;&quot;; &quot;, &quot;)" office:value-type="string" office:string-value=", ">
            <text:p>, </text:p>
          </table:table-cell>
          <table:table-cell office:value-type="string">
            <text:p>BURLY_BERRY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5 hp and boosts defense for 2 turns.</text:p>
          </table:table-cell>
        </table:table-row>
        <table:table-row table:style-name="ro1">
          <table:table-cell office:value-type="string">
            <text:p>DANGER_DISH</text:p>
          </table:table-cell>
          <table:table-cell office:value-type="string">
            <text:p>(</text:p>
          </table:table-cell>
          <table:table-cell office:value-type="string">
            <text:p>DANGER_SPUD</text:p>
          </table:table-cell>
          <table:table-cell table:formula="of:=IF([.E23] = &quot;&quot;; &quot;&quot;; &quot;, &quot;)" office:value-type="string" office:string-value=", ">
            <text:p>, </text:p>
          </table:table-cell>
          <table:table-cell office:value-type="string">
            <text:p>DANGER_SHROOM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2 hp and 2 tp but poisons the user for a long time.</text:p>
          </table:table-cell>
        </table:table-row>
        <table:table-row table:style-name="ro1">
          <table:table-cell office:value-type="string">
            <text:p>SHAVED_ICE</text:p>
          </table:table-cell>
          <table:table-cell office:value-type="string">
            <text:p>(</text:p>
          </table:table-cell>
          <table:table-cell office:value-type="string">
            <text:p>MAGIC_ICE</text:p>
          </table:table-cell>
          <table:table-cell table:formula="of:=IF([.E24] = &quot;&quot;; &quot;&quot;; &quot;, &quot;)" office:value-type="string" office:string-value=", ">
            <text:p>, </text:p>
          </table:table-cell>
          <table:table-cell office:value-type="string">
            <text:p>null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4 hp and 4 tp but may freeze the user.</text:p>
          </table:table-cell>
        </table:table-row>
        <table:table-row table:style-name="ro1">
          <table:table-cell office:value-type="string">
            <text:p>COLD_SALAD</text:p>
          </table:table-cell>
          <table:table-cell office:value-type="string">
            <text:p>(</text:p>
          </table:table-cell>
          <table:table-cell office:value-type="string">
            <text:p>MAGIC_ICE</text:p>
          </table:table-cell>
          <table:table-cell table:formula="of:=IF([.E25] = &quot;&quot;; &quot;&quot;; &quot;, &quot;)" office:value-type="string" office:string-value=", ">
            <text:p>, </text:p>
          </table:table-cell>
          <table:table-cell office:value-type="string">
            <text:p>CRUNCHY_LEAF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8 hp but may freeze the user.</text:p>
          </table:table-cell>
        </table:table-row>
        <table:table-row table:style-name="ro1">
          <table:table-cell office:value-type="string">
            <text:p>ICE_CREAM</text:p>
          </table:table-cell>
          <table:table-cell office:value-type="string">
            <text:p>(</text:p>
          </table:table-cell>
          <table:table-cell office:value-type="string">
            <text:p>MAGIC_ICE</text:p>
          </table:table-cell>
          <table:table-cell table:formula="of:=IF([.E26] = &quot;&quot;; &quot;&quot;; &quot;, &quot;)" office:value-type="string" office:string-value=", ">
            <text:p>, </text:p>
          </table:table-cell>
          <table:table-cell office:value-type="string">
            <text:p>APHID_DEW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10tp but may freeze the user.</text:p>
          </table:table-cell>
        </table:table-row>
        <table:table-row table:style-name="ro1">
          <table:table-cell office:value-type="string">
            <text:p>HONEY_ICE_CREAM</text:p>
          </table:table-cell>
          <table:table-cell office:value-type="string">
            <text:p>(</text:p>
          </table:table-cell>
          <table:table-cell office:value-type="string">
            <text:p>MAGIC_ICE</text:p>
          </table:table-cell>
          <table:table-cell table:formula="of:=IF([.E27] = &quot;&quot;; &quot;&quot;; &quot;, &quot;)" office:value-type="string" office:string-value=", ">
            <text:p>, </text:p>
          </table:table-cell>
          <table:table-cell office:value-type="string">
            <text:p>HONEY_DROP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5 hp and 10tp but may freeze the user.</text:p>
          </table:table-cell>
        </table:table-row>
        <table:table-row table:style-name="ro1">
          <table:table-cell office:value-type="string">
            <text:p>DRY_BREAD</text:p>
          </table:table-cell>
          <table:table-cell office:value-type="string">
            <text:p>(</text:p>
          </table:table-cell>
          <table:table-cell office:value-type="string">
            <text:p>BAG_OF_FLOUR</text:p>
          </table:table-cell>
          <table:table-cell table:formula="of:=IF([.E28] = &quot;&quot;; &quot;&quot;; &quot;, &quot;)" office:value-type="string" office:string-value=", ">
            <text:p>, </text:p>
          </table:table-cell>
          <table:table-cell office:value-type="string">
            <text:p>null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3 hp and 3 tp.</text:p>
          </table:table-cell>
        </table:table-row>
        <table:table-row table:style-name="ro1">
          <table:table-cell office:value-type="string">
            <text:p>NUTTY_CAKE</text:p>
          </table:table-cell>
          <table:table-cell office:value-type="string">
            <text:p>(</text:p>
          </table:table-cell>
          <table:table-cell office:value-type="string">
            <text:p>BAG_OF_FLOUR</text:p>
          </table:table-cell>
          <table:table-cell table:formula="of:=IF([.E29] = &quot;&quot;; &quot;&quot;; &quot;, &quot;)" office:value-type="string" office:string-value=", ">
            <text:p>, </text:p>
          </table:table-cell>
          <table:table-cell office:value-type="string">
            <text:p>HARD_SEED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3 hp and 6 tp.</text:p>
          </table:table-cell>
        </table:table-row>
        <table:table-row table:style-name="ro1">
          <table:table-cell office:value-type="string">
            <text:p>POISON_CAKE</text:p>
          </table:table-cell>
          <table:table-cell office:value-type="string">
            <text:p>(</text:p>
          </table:table-cell>
          <table:table-cell office:value-type="string">
            <text:p>BAG_OF_FLOUR</text:p>
          </table:table-cell>
          <table:table-cell table:formula="of:=IF([.E30] = &quot;&quot;; &quot;&quot;; &quot;, &quot;)" office:value-type="string" office:string-value=", ">
            <text:p>, </text:p>
          </table:table-cell>
          <table:table-cell office:value-type="string">
            <text:p>DANGER_SHROOM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11tp but poisons the user for 4 turns.</text:p>
          </table:table-cell>
        </table:table-row>
        <table:table-row table:style-name="ro1">
          <table:table-cell office:value-type="string">
            <text:p>FROST_PIE</text:p>
          </table:table-cell>
          <table:table-cell office:value-type="string">
            <text:p>(</text:p>
          </table:table-cell>
          <table:table-cell office:value-type="string">
            <text:p>BAG_OF_FLOUR</text:p>
          </table:table-cell>
          <table:table-cell table:formula="of:=IF([.E31] = &quot;&quot;; &quot;&quot;; &quot;, &quot;)" office:value-type="string" office:string-value=", ">
            <text:p>, </text:p>
          </table:table-cell>
          <table:table-cell office:value-type="string">
            <text:p>MAGIC_ICE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6 hp and 10tp but may freeze the user.</text:p>
          </table:table-cell>
        </table:table-row>
        <table:table-row table:style-name="ro1">
          <table:table-cell office:value-type="string">
            <text:p>YAM_BREAD</text:p>
          </table:table-cell>
          <table:table-cell office:value-type="string">
            <text:p>(</text:p>
          </table:table-cell>
          <table:table-cell office:value-type="string">
            <text:p>BAG_OF_FLOUR</text:p>
          </table:table-cell>
          <table:table-cell table:formula="of:=IF([.E32] = &quot;&quot;; &quot;&quot;; &quot;, &quot;)" office:value-type="string" office:string-value=", ">
            <text:p>, </text:p>
          </table:table-cell>
          <table:table-cell office:value-type="string">
            <text:p>DANGER_SPUD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FRY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8 hp.</text:p>
          </table:table-cell>
        </table:table-row>
        <table:table-row table:style-name="ro1">
          <table:table-cell office:value-type="string">
            <text:p>SHOCK_CANDY</text:p>
          </table:table-cell>
          <table:table-cell office:value-type="string">
            <text:p>(</text:p>
          </table:table-cell>
          <table:table-cell office:value-type="string">
            <text:p>BAG_OF_FLOUR</text:p>
          </table:table-cell>
          <table:table-cell table:formula="of:=IF([.E33] = &quot;&quot;; &quot;&quot;; &quot;, &quot;)" office:value-type="string" office:string-value=", ">
            <text:p>, </text:p>
          </table:table-cell>
          <table:table-cell office:value-type="string">
            <text:p>AGARIC_SHROOM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9 hp but paralyzes the user.</text:p>
          </table:table-cell>
        </table:table-row>
        <table:table-row table:style-name="ro1">
          <table:table-cell office:value-type="string">
            <text:p>MUSHROOM_GUMMIES</text:p>
          </table:table-cell>
          <table:table-cell office:value-type="string">
            <text:p>(</text:p>
          </table:table-cell>
          <table:table-cell office:value-type="string">
            <text:p>BAG_OF_FLOUR</text:p>
          </table:table-cell>
          <table:table-cell table:formula="of:=IF([.E34] = &quot;&quot;; &quot;&quot;; &quot;, &quot;)" office:value-type="string" office:string-value=", ">
            <text:p>, </text:p>
          </table:table-cell>
          <table:table-cell office:value-type="string">
            <text:p>MUSHROOM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3 hp to the whole party and cures poison.</text:p>
          </table:table-cell>
        </table:table-row>
        <table:table-row table:style-name="ro1">
          <table:table-cell office:value-type="string">
            <text:p>SWEET_PUDDING</text:p>
          </table:table-cell>
          <table:table-cell office:value-type="string">
            <text:p>(</text:p>
          </table:table-cell>
          <table:table-cell office:value-type="string">
            <text:p>BAG_OF_FLOUR</text:p>
          </table:table-cell>
          <table:table-cell table:formula="of:=IF([.E35] = &quot;&quot;; &quot;&quot;; &quot;, &quot;)" office:value-type="string" office:string-value=", ">
            <text:p>, </text:p>
          </table:table-cell>
          <table:table-cell office:value-type="string">
            <text:p>APHID_EGG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covers 6 hp and 6 tp.</text:p>
          </table:table-cell>
        </table:table-row>
        <table:table-row table:style-name="ro1">
          <table:table-cell office:value-type="string">
            <text:p>LEAF_CROISSANT</text:p>
          </table:table-cell>
          <table:table-cell office:value-type="string">
            <text:p>(</text:p>
          </table:table-cell>
          <table:table-cell office:value-type="string">
            <text:p>BAG_OF_FLOUR</text:p>
          </table:table-cell>
          <table:table-cell table:formula="of:=IF([.E36] = &quot;&quot;; &quot;&quot;; &quot;, &quot;)" office:value-type="string" office:string-value=", ">
            <text:p>, </text:p>
          </table:table-cell>
          <table:table-cell office:value-type="string">
            <text:p>CRUNCHY_LEAF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5 hp and 4 tp. cures poison.</text:p>
          </table:table-cell>
        </table:table-row>
        <table:table-row table:style-name="ro1">
          <table:table-cell office:value-type="string">
            <text:p>HONEY_PANCAKES</text:p>
          </table:table-cell>
          <table:table-cell office:value-type="string">
            <text:p>(</text:p>
          </table:table-cell>
          <table:table-cell office:value-type="string">
            <text:p>BAG_OF_FLOUR</text:p>
          </table:table-cell>
          <table:table-cell table:formula="of:=IF([.E37] = &quot;&quot;; &quot;&quot;; &quot;, &quot;)" office:value-type="string" office:string-value=", ">
            <text:p>, </text:p>
          </table:table-cell>
          <table:table-cell office:value-type="string">
            <text:p>HONEY_DROP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1 hp and 6 tp to the whole party.</text:p>
          </table:table-cell>
        </table:table-row>
        <table:table-row table:style-name="ro1">
          <table:table-cell office:value-type="string">
            <text:p>DROWSY_CAKE</text:p>
          </table:table-cell>
          <table:table-cell office:value-type="string">
            <text:p>(</text:p>
          </table:table-cell>
          <table:table-cell office:value-type="string">
            <text:p>BAG_OF_FLOUR</text:p>
          </table:table-cell>
          <table:table-cell table:formula="of:=IF([.E38] = &quot;&quot;; &quot;&quot;; &quot;, &quot;)" office:value-type="string" office:string-value=", ">
            <text:p>, </text:p>
          </table:table-cell>
          <table:table-cell office:value-type="string">
            <text:p>NUMBNAIL_DART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7 hp and 7 tp but puts the user to sleep.</text:p>
          </table:table-cell>
        </table:table-row>
        <table:table-row table:style-name="ro1">
          <table:table-cell office:value-type="string">
            <text:p>HUSTLE_CANDY</text:p>
          </table:table-cell>
          <table:table-cell office:value-type="string">
            <text:p>(</text:p>
          </table:table-cell>
          <table:table-cell office:value-type="string">
            <text:p>BAG_OF_FLOUR</text:p>
          </table:table-cell>
          <table:table-cell table:formula="of:=IF([.E39] = &quot;&quot;; &quot;&quot;; &quot;, &quot;)" office:value-type="string" office:string-value=", ">
            <text:p>, </text:p>
          </table:table-cell>
          <table:table-cell office:value-type="string">
            <text:p>HUSTLE_BERRY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4 tp and grants an extra turn.</text:p>
          </table:table-cell>
        </table:table-row>
        <table:table-row table:style-name="ro1">
          <table:table-cell office:value-type="string">
            <text:p>SPICY_CANDY</text:p>
          </table:table-cell>
          <table:table-cell office:value-type="string">
            <text:p>(</text:p>
          </table:table-cell>
          <table:table-cell office:value-type="string">
            <text:p>BAG_OF_FLOUR</text:p>
          </table:table-cell>
          <table:table-cell table:formula="of:=IF([.E40] = &quot;&quot;; &quot;&quot;; &quot;, &quot;)" office:value-type="string" office:string-value=", ">
            <text:p>, </text:p>
          </table:table-cell>
          <table:table-cell office:value-type="string">
            <text:p>SPICY_BERRY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5 tp and boosts attack for 2 turns.</text:p>
          </table:table-cell>
        </table:table-row>
        <table:table-row table:style-name="ro1">
          <table:table-cell office:value-type="string">
            <text:p>BURLY_CANDY</text:p>
          </table:table-cell>
          <table:table-cell office:value-type="string">
            <text:p>(</text:p>
          </table:table-cell>
          <table:table-cell office:value-type="string">
            <text:p>BAG_OF_FLOUR</text:p>
          </table:table-cell>
          <table:table-cell table:formula="of:=IF([.E41] = &quot;&quot;; &quot;&quot;; &quot;, &quot;)" office:value-type="string" office:string-value=", ">
            <text:p>, </text:p>
          </table:table-cell>
          <table:table-cell office:value-type="string">
            <text:p>BURLY_BERRY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5 tp and boosts defense for 2 turns.</text:p>
          </table:table-cell>
        </table:table-row>
        <table:table-row table:style-name="ro1">
          <table:table-cell office:value-type="string">
            <text:p>BERRY_JAM</text:p>
          </table:table-cell>
          <table:table-cell office:value-type="string">
            <text:p>(</text:p>
          </table:table-cell>
          <table:table-cell office:value-type="string">
            <text:p>SPICY_BERRY</text:p>
          </table:table-cell>
          <table:table-cell table:formula="of:=IF([.E42] = &quot;&quot;; &quot;&quot;; &quot;, &quot;)" office:value-type="string" office:string-value=", ">
            <text:p>, </text:p>
          </table:table-cell>
          <table:table-cell office:value-type="string">
            <text:p>BURLY_BERRY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aises an ally's attack and defense by 1 for 2 turns.</text:p>
          </table:table-cell>
        </table:table-row>
        <table:table-row table:style-name="ro1">
          <table:table-cell office:value-type="string">
            <text:p>HOT_DRINK</text:p>
          </table:table-cell>
          <table:table-cell office:value-type="string">
            <text:p>(</text:p>
          </table:table-cell>
          <table:table-cell office:value-type="string">
            <text:p>CLEAR_WATER</text:p>
          </table:table-cell>
          <table:table-cell table:formula="of:=IF([.E43] = &quot;&quot;; &quot;&quot;; &quot;, &quot;)" office:value-type="string" office:string-value=", ">
            <text:p>, </text:p>
          </table:table-cell>
          <table:table-cell office:value-type="string">
            <text:p>HUSTLE_BERRY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2 hp, cures status effects, and grants an extra turn.</text:p>
          </table:table-cell>
        </table:table-row>
        <table:table-row table:style-name="ro1">
          <table:table-cell office:value-type="string">
            <text:p>PLAIN_TEA</text:p>
          </table:table-cell>
          <table:table-cell office:value-type="string">
            <text:p>(</text:p>
          </table:table-cell>
          <table:table-cell office:value-type="string">
            <text:p>CLEAR_WATER</text:p>
          </table:table-cell>
          <table:table-cell table:formula="of:=IF([.E44] = &quot;&quot;; &quot;&quot;; &quot;, &quot;)" office:value-type="string" office:string-value=", ">
            <text:p>, </text:p>
          </table:table-cell>
          <table:table-cell office:value-type="string">
            <text:p>CRUNCHY_LEAF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4 hp and cures any status effect.</text:p>
          </table:table-cell>
        </table:table-row>
        <table:table-row table:style-name="ro1">
          <table:table-cell office:value-type="string">
            <text:p>SPICY_TEA</text:p>
          </table:table-cell>
          <table:table-cell office:value-type="string">
            <text:p>(</text:p>
          </table:table-cell>
          <table:table-cell office:value-type="string">
            <text:p>PLAIN_TEA</text:p>
          </table:table-cell>
          <table:table-cell table:formula="of:=IF([.E45] = &quot;&quot;; &quot;&quot;; &quot;, &quot;)" office:value-type="string" office:string-value=", ">
            <text:p>, </text:p>
          </table:table-cell>
          <table:table-cell office:value-type="string">
            <text:p>SPICY_BERRY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cures all status effects and raises attack by 1 for 2 turns.</text:p>
          </table:table-cell>
        </table:table-row>
        <table:table-row table:style-name="ro1">
          <table:table-cell office:value-type="string">
            <text:p>BURLY_TEA</text:p>
          </table:table-cell>
          <table:table-cell office:value-type="string">
            <text:p>(</text:p>
          </table:table-cell>
          <table:table-cell office:value-type="string">
            <text:p>PLAIN_TEA</text:p>
          </table:table-cell>
          <table:table-cell table:formula="of:=IF([.E46] = &quot;&quot;; &quot;&quot;; &quot;, &quot;)" office:value-type="string" office:string-value=", ">
            <text:p>, </text:p>
          </table:table-cell>
          <table:table-cell office:value-type="string">
            <text:p>BURLY_BERRY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cures all status effects and raises defense by 1 for 2 turns.</text:p>
          </table:table-cell>
        </table:table-row>
        <table:table-row table:style-name="ro1">
          <table:table-cell office:value-type="string">
            <text:p>APHID_SHAKE</text:p>
          </table:table-cell>
          <table:table-cell office:value-type="string">
            <text:p>(</text:p>
          </table:table-cell>
          <table:table-cell office:value-type="string">
            <text:p>APHID_DEW</text:p>
          </table:table-cell>
          <table:table-cell table:formula="of:=IF([.E47] = &quot;&quot;; &quot;&quot;; &quot;, &quot;)" office:value-type="string" office:string-value=", ">
            <text:p>, </text:p>
          </table:table-cell>
          <table:table-cell office:value-type="string">
            <text:p>APHID_EGG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aises an ally's attack and defense by 1 for 1 turn.</text:p>
          </table:table-cell>
        </table:table-row>
        <table:table-row table:style-name="ro1">
          <table:table-cell office:value-type="string">
            <text:p>SQUASH_PUREE</text:p>
          </table:table-cell>
          <table:table-cell office:value-type="string">
            <text:p>(</text:p>
          </table:table-cell>
          <table:table-cell office:value-type="string">
            <text:p>SQUASH</text:p>
          </table:table-cell>
          <table:table-cell table:formula="of:=IF([.E48] = &quot;&quot;; &quot;&quot;; &quot;, &quot;)" office:value-type="string" office:string-value=", ">
            <text:p>, </text:p>
          </table:table-cell>
          <table:table-cell office:value-type="string">
            <text:p>null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2 tp and also restores 2 tp for 2 turns.</text:p>
          </table:table-cell>
        </table:table-row>
        <table:table-row table:style-name="ro1">
          <table:table-cell office:value-type="string">
            <text:p>SQUASH_CANDY</text:p>
          </table:table-cell>
          <table:table-cell office:value-type="string">
            <text:p>(</text:p>
          </table:table-cell>
          <table:table-cell office:value-type="string">
            <text:p>SQUASH</text:p>
          </table:table-cell>
          <table:table-cell table:formula="of:=IF([.E49] = &quot;&quot;; &quot;&quot;; &quot;, &quot;)" office:value-type="string" office:string-value=", ">
            <text:p>, </text:p>
          </table:table-cell>
          <table:table-cell office:value-type="string">
            <text:p>BAG_OF_FLOUR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5 tp then 2 tp for 3 turns.</text:p>
          </table:table-cell>
        </table:table-row>
        <table:table-row table:style-name="ro1">
          <table:table-cell office:value-type="string">
            <text:p>SQUASH_TART</text:p>
          </table:table-cell>
          <table:table-cell office:value-type="string">
            <text:p>(</text:p>
          </table:table-cell>
          <table:table-cell office:value-type="string">
            <text:p>SQUASH</text:p>
          </table:table-cell>
          <table:table-cell table:formula="of:=IF([.E50] = &quot;&quot;; &quot;&quot;; &quot;, &quot;)" office:value-type="string" office:string-value=", ">
            <text:p>, </text:p>
          </table:table-cell>
          <table:table-cell office:value-type="string">
            <text:p>SPICY_BERRY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increases attack by 1 and gives tp regen for 3 turns.</text:p>
          </table:table-cell>
        </table:table-row>
        <table:table-row table:style-name="ro1">
          <table:table-cell office:value-type="string">
            <text:p>PLUMPLING_PIE</text:p>
          </table:table-cell>
          <table:table-cell office:value-type="string">
            <text:p>(</text:p>
          </table:table-cell>
          <table:table-cell office:value-type="string">
            <text:p>SQUASH</text:p>
          </table:table-cell>
          <table:table-cell table:formula="of:=IF([.E51] = &quot;&quot;; &quot;&quot;; &quot;, &quot;)" office:value-type="string" office:string-value=", ">
            <text:p>, </text:p>
          </table:table-cell>
          <table:table-cell office:value-type="string">
            <text:p>BURLY_BERRY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increases defense by 1 and gives tp regen for 3 turns.</text:p>
          </table:table-cell>
        </table:table-row>
        <table:table-row table:style-name="ro1">
          <table:table-cell office:value-type="string">
            <text:p>TANGY_JAM</text:p>
          </table:table-cell>
          <table:table-cell office:value-type="string">
            <text:p>(</text:p>
          </table:table-cell>
          <table:table-cell office:value-type="string">
            <text:p>TANGY_BERRY</text:p>
          </table:table-cell>
          <table:table-cell table:formula="of:=IF([.E52] = &quot;&quot;; &quot;&quot;; &quot;, &quot;)" office:value-type="string" office:string-value=", ">
            <text:p>, </text:p>
          </table:table-cell>
          <table:table-cell office:value-type="string">
            <text:p>HONEY_DROP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12tp and cures paralysis.</text:p>
          </table:table-cell>
        </table:table-row>
        <table:table-row table:style-name="ro1">
          <table:table-cell office:value-type="string">
            <text:p>TANGY_JUICE</text:p>
          </table:table-cell>
          <table:table-cell office:value-type="string">
            <text:p>(</text:p>
          </table:table-cell>
          <table:table-cell office:value-type="string">
            <text:p>TANGY_BERRY</text:p>
          </table:table-cell>
          <table:table-cell table:formula="of:=IF([.E53] = &quot;&quot;; &quot;&quot;; &quot;, &quot;)" office:value-type="string" office:string-value=", ">
            <text:p>, </text:p>
          </table:table-cell>
          <table:table-cell office:value-type="string">
            <text:p>CLEAR_WATER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8 tp and cures status effects.</text:p>
          </table:table-cell>
        </table:table-row>
        <table:table-row table:style-name="ro1">
          <table:table-cell office:value-type="string">
            <text:p>TANGY_PIE</text:p>
          </table:table-cell>
          <table:table-cell office:value-type="string">
            <text:p>(</text:p>
          </table:table-cell>
          <table:table-cell office:value-type="string">
            <text:p>TANGY_BERRY</text:p>
          </table:table-cell>
          <table:table-cell table:formula="of:=IF([.E54] = &quot;&quot;; &quot;&quot;; &quot;, &quot;)" office:value-type="string" office:string-value=", ">
            <text:p>, </text:p>
          </table:table-cell>
          <table:table-cell office:value-type="string">
            <text:p>BAG_OF_FLOUR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4 hp to an ally and recovers 2 tp for 5 turns.</text:p>
          </table:table-cell>
        </table:table-row>
        <table:table-row table:style-name="ro1">
          <table:table-cell office:value-type="string">
            <text:p>SPICY_BOMB</text:p>
          </table:table-cell>
          <table:table-cell office:value-type="string">
            <text:p>(</text:p>
          </table:table-cell>
          <table:table-cell office:value-type="string">
            <text:p>HARD_SEED</text:p>
          </table:table-cell>
          <table:table-cell table:formula="of:=IF([.E55] = &quot;&quot;; &quot;&quot;; &quot;, &quot;)" office:value-type="string" office:string-value=", ">
            <text:p>, </text:p>
          </table:table-cell>
          <table:table-cell office:value-type="string">
            <text:p>SPICY_BERRY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deals 5 damage to the target and 3 damage to adjacent enemies.</text:p>
          </table:table-cell>
        </table:table-row>
        <table:table-row table:style-name="ro1">
          <table:table-cell office:value-type="string">
            <text:p>BURLY_BOMB</text:p>
          </table:table-cell>
          <table:table-cell office:value-type="string">
            <text:p>(</text:p>
          </table:table-cell>
          <table:table-cell office:value-type="string">
            <text:p>HARD_SEED</text:p>
          </table:table-cell>
          <table:table-cell table:formula="of:=IF([.E56] = &quot;&quot;; &quot;&quot;; &quot;, &quot;)" office:value-type="string" office:string-value=", ">
            <text:p>, </text:p>
          </table:table-cell>
          <table:table-cell office:value-type="string">
            <text:p>BURLY_BERRY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toss it at enemies to lower their defense.</text:p>
          </table:table-cell>
        </table:table-row>
        <table:table-row table:style-name="ro1">
          <table:table-cell office:value-type="string">
            <text:p>POISON_BOMB</text:p>
          </table:table-cell>
          <table:table-cell office:value-type="string">
            <text:p>(</text:p>
          </table:table-cell>
          <table:table-cell office:value-type="string">
            <text:p>SPICY_BOMB</text:p>
          </table:table-cell>
          <table:table-cell table:formula="of:=IF([.E57] = &quot;&quot;; &quot;&quot;; &quot;, &quot;)" office:value-type="string" office:string-value=", ">
            <text:p>, </text:p>
          </table:table-cell>
          <table:table-cell office:value-type="string">
            <text:p>DANGER_SHROOM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toss it at enemies to poison them.</text:p>
          </table:table-cell>
        </table:table-row>
        <table:table-row table:style-name="ro1">
          <table:table-cell office:value-type="string">
            <text:p>SLEEP_BOMB</text:p>
          </table:table-cell>
          <table:table-cell office:value-type="string">
            <text:p>(</text:p>
          </table:table-cell>
          <table:table-cell office:value-type="string">
            <text:p>SPICY_BOMB</text:p>
          </table:table-cell>
          <table:table-cell table:formula="of:=IF([.E58] = &quot;&quot;; &quot;&quot;; &quot;, &quot;)" office:value-type="string" office:string-value=", ">
            <text:p>, </text:p>
          </table:table-cell>
          <table:table-cell office:value-type="string">
            <text:p>NUMBNAIL_DART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toss it at enemies to make them sleepy.</text:p>
          </table:table-cell>
        </table:table-row>
        <table:table-row table:style-name="ro1">
          <table:table-cell office:value-type="string">
            <text:p>NUMB_BOMB</text:p>
          </table:table-cell>
          <table:table-cell office:value-type="string">
            <text:p>(</text:p>
          </table:table-cell>
          <table:table-cell office:value-type="string">
            <text:p>SPICY_BOMB</text:p>
          </table:table-cell>
          <table:table-cell table:formula="of:=IF([.E59] = &quot;&quot;; &quot;&quot;; &quot;, &quot;)" office:value-type="string" office:string-value=", ">
            <text:p>, </text:p>
          </table:table-cell>
          <table:table-cell office:value-type="string">
            <text:p>AGARIC_SHROOM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toss it at enemies to paralyze them.</text:p>
          </table:table-cell>
        </table:table-row>
        <table:table-row table:style-name="ro1">
          <table:table-cell office:value-type="string">
            <text:p>FROST_BOMB</text:p>
          </table:table-cell>
          <table:table-cell office:value-type="string">
            <text:p>(</text:p>
          </table:table-cell>
          <table:table-cell office:value-type="string">
            <text:p>SPICY_BOMB</text:p>
          </table:table-cell>
          <table:table-cell table:formula="of:=IF([.E60] = &quot;&quot;; &quot;&quot;; &quot;, &quot;)" office:value-type="string" office:string-value=", ">
            <text:p>, </text:p>
          </table:table-cell>
          <table:table-cell office:value-type="string">
            <text:p>MAGIC_ICE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toss it at enemies to freeze them.</text:p>
          </table:table-cell>
        </table:table-row>
        <table:table-row table:style-name="ro1">
          <table:table-cell office:value-type="string">
            <text:p>CLEAR_BOMB</text:p>
          </table:table-cell>
          <table:table-cell office:value-type="string">
            <text:p>(</text:p>
          </table:table-cell>
          <table:table-cell office:value-type="string">
            <text:p>SLEEP_BOMB</text:p>
          </table:table-cell>
          <table:table-cell table:formula="of:=IF([.E61] = &quot;&quot;; &quot;&quot;; &quot;, &quot;)" office:value-type="string" office:string-value=", ">
            <text:p>, </text:p>
          </table:table-cell>
          <table:table-cell office:value-type="string">
            <text:p>CLEAR_WATER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clears all status effects from everyone in battle.</text:p>
          </table:table-cell>
        </table:table-row>
        <table:table-row table:style-name="ro1">
          <table:table-cell office:value-type="string">
            <text:p>ABOMBINATION</text:p>
          </table:table-cell>
          <table:table-cell office:value-type="string">
            <text:p>(</text:p>
          </table:table-cell>
          <table:table-cell office:value-type="string">
            <text:p>SLEEP_BOMB</text:p>
          </table:table-cell>
          <table:table-cell table:formula="of:=IF([.E62] = &quot;&quot;; &quot;&quot;; &quot;, &quot;)" office:value-type="string" office:string-value=", ">
            <text:p>, </text:p>
          </table:table-cell>
          <table:table-cell office:value-type="string">
            <text:p>ABOMIHONEY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FRY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deals 10damage to everyone (can ko party members) and recovers 10tp.</text:p>
          </table:table-cell>
        </table:table-row>
        <table:table-row table:style-name="ro1">
          <table:table-cell office:value-type="string">
            <text:p>CHERRY_BOMBS</text:p>
          </table:table-cell>
          <table:table-cell office:value-type="string">
            <text:p>(</text:p>
          </table:table-cell>
          <table:table-cell office:value-type="string">
            <text:p>SPICY_BOMB</text:p>
          </table:table-cell>
          <table:table-cell table:formula="of:=IF([.E63] = &quot;&quot;; &quot;&quot;; &quot;, &quot;)" office:value-type="string" office:string-value=", ">
            <text:p>, </text:p>
          </table:table-cell>
          <table:table-cell office:value-type="string">
            <text:p>DARK_CHERRIES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cause huge damage to enemies plus a random status effect.</text:p>
          </table:table-cell>
        </table:table-row>
        <table:table-row table:style-name="ro1">
          <table:table-cell office:value-type="string">
            <text:p>CHERRY_PIE</text:p>
          </table:table-cell>
          <table:table-cell office:value-type="string">
            <text:p>(</text:p>
          </table:table-cell>
          <table:table-cell office:value-type="string">
            <text:p>DARK_CHERRIES</text:p>
          </table:table-cell>
          <table:table-cell table:formula="of:=IF([.E64] = &quot;&quot;; &quot;&quot;; &quot;, &quot;)" office:value-type="string" office:string-value=", ">
            <text:p>, </text:p>
          </table:table-cell>
          <table:table-cell office:value-type="string">
            <text:p>BAG_OF_FLOUR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covers 8 hp to the party and 5 tp.</text:p>
          </table:table-cell>
        </table:table-row>
        <table:table-row table:style-name="ro1">
          <table:table-cell office:value-type="string">
            <text:p>BERRY_SMOOTHIE</text:p>
          </table:table-cell>
          <table:table-cell office:value-type="string">
            <text:p>(</text:p>
          </table:table-cell>
          <table:table-cell office:value-type="string">
            <text:p>DARK_CHERRIES</text:p>
          </table:table-cell>
          <table:table-cell table:formula="of:=IF([.E65] = &quot;&quot;; &quot;&quot;; &quot;, &quot;)" office:value-type="string" office:string-value=", ">
            <text:p>, </text:p>
          </table:table-cell>
          <table:table-cell office:value-type="string">
            <text:p>TANGY_BERRY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fully restores all tp.</text:p>
          </table:table-cell>
        </table:table-row>
        <table:table-row table:style-name="ro1">
          <table:table-cell office:value-type="string">
            <text:p>MIRACLE_SHAKE</text:p>
          </table:table-cell>
          <table:table-cell office:value-type="string">
            <text:p>(</text:p>
          </table:table-cell>
          <table:table-cell office:value-type="string">
            <text:p>DARK_CHERRIES</text:p>
          </table:table-cell>
          <table:table-cell table:formula="of:=IF([.E66] = &quot;&quot;; &quot;&quot;; &quot;, &quot;)" office:value-type="string" office:string-value=", ">
            <text:p>, </text:p>
          </table:table-cell>
          <table:table-cell office:value-type="string">
            <text:p>MAGIC_SEED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vives all fallen allies and restores 6 hp to the entire party.</text:p>
          </table:table-cell>
        </table:table-row>
        <table:table-row table:style-name="ro1">
          <table:table-cell office:value-type="string">
            <text:p>TANGY_CARPACCIO</text:p>
          </table:table-cell>
          <table:table-cell office:value-type="string">
            <text:p>(</text:p>
          </table:table-cell>
          <table:table-cell office:value-type="string">
            <text:p>TANGY_BERRY</text:p>
          </table:table-cell>
          <table:table-cell table:formula="of:=IF([.E67] = &quot;&quot;; &quot;&quot;; &quot;, &quot;)" office:value-type="string" office:string-value=", ">
            <text:p>, </text:p>
          </table:table-cell>
          <table:table-cell office:value-type="string">
            <text:p>null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KUT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12hp to the party.</text:p>
          </table:table-cell>
        </table:table-row>
        <table:table-row table:style-name="ro1">
          <table:table-cell office:value-type="string">
            <text:p>CRISBEE_DONUT</text:p>
          </table:table-cell>
          <table:table-cell office:value-type="string">
            <text:p>(</text:p>
          </table:table-cell>
          <table:table-cell office:value-type="string">
            <text:p>GLAZED_HONEY</text:p>
          </table:table-cell>
          <table:table-cell table:formula="of:=IF([.E68] = &quot;&quot;; &quot;&quot;; &quot;, &quot;)" office:value-type="string" office:string-value=", ">
            <text:p>, </text:p>
          </table:table-cell>
          <table:table-cell office:value-type="string">
            <text:p>BAG_OF_FLOUR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CRISBEE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covers 12tp.</text:p>
          </table:table-cell>
        </table:table-row>
        <table:table-row table:style-name="ro1">
          <table:table-cell office:value-type="string">
            <text:p>QUEENS_DINNER</text:p>
          </table:table-cell>
          <table:table-cell office:value-type="string">
            <text:p>(</text:p>
          </table:table-cell>
          <table:table-cell office:value-type="string">
            <text:p>TANGY_CARPACCIO</text:p>
          </table:table-cell>
          <table:table-cell table:formula="of:=IF([.E69] = &quot;&quot;; &quot;&quot;; &quot;, &quot;)" office:value-type="string" office:string-value=", ">
            <text:p>, </text:p>
          </table:table-cell>
          <table:table-cell office:value-type="string">
            <text:p>CRISBEE_DONUT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FRY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covers 15hp to everyone, 15tp, and heals all status effects.</text:p>
          </table:table-cell>
        </table:table-row>
        <table:table-row table:style-name="ro1">
          <table:table-cell office:value-type="string">
            <text:p>BIG_MISTAKE</text:p>
          </table:table-cell>
          <table:table-cell office:value-type="string">
            <text:p>(</text:p>
          </table:table-cell>
          <table:table-cell office:value-type="string">
            <text:p>MISTAKE</text:p>
          </table:table-cell>
          <table:table-cell table:formula="of:=IF([.E70] = &quot;&quot;; &quot;&quot;; &quot;, &quot;)" office:value-type="string" office:string-value=", ">
            <text:p>, </text:p>
          </table:table-cell>
          <table:table-cell office:value-type="string">
            <text:p>null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poisons the user for a long time and lowers their hp to 1.</text:p>
          </table:table-cell>
        </table:table-row>
      </table:table>
      <table:table table:name="BugFablesPossibleRecipes" table:style-name="ta1" table:print="false"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>
            <text:p>RECIPE</text:p>
          </table:table-cell>
          <table:table-cell office:value-type="string">
            <text:p>_0001</text:p>
          </table:table-cell>
          <table:table-cell office:value-type="string">
            <text:p>(BugFablesRecipeBook.ABOMBINATION, BugFablesFoodItem.BURLY_BOMB, BugFablesFoodItem.ABOMIHONEY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02</text:p>
          </table:table-cell>
          <table:table-cell office:value-type="string">
            <text:p>(BugFablesRecipeBook.ABOMBINATION, BugFablesFoodItem.FLAME_ROCK, BugFablesFoodItem.ABOMIHONEY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03</text:p>
          </table:table-cell>
          <table:table-cell office:value-type="string">
            <text:p>(BugFablesRecipeBook.ABOMBINATION, BugFablesFoodItem.FROST_BOMB, BugFablesFoodItem.ABOMIHONEY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04</text:p>
          </table:table-cell>
          <table:table-cell office:value-type="string">
            <text:p>(BugFablesRecipeBook.ABOMBINATION, BugFablesFoodItem.NUMB_BOMB, BugFablesFoodItem.ABOMIHONEY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05</text:p>
          </table:table-cell>
          <table:table-cell office:value-type="string">
            <text:p>(BugFablesRecipeBook.ABOMBINATION, BugFablesFoodItem.POISON_BOMB, BugFablesFoodItem.ABOMIHONEY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06</text:p>
          </table:table-cell>
          <table:table-cell office:value-type="string">
            <text:p>(BugFablesRecipeBook.ABOMBINATION, BugFablesFoodItem.SLEEP_BOMB, BugFablesFoodItem.ABOMIHONEY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07</text:p>
          </table:table-cell>
          <table:table-cell office:value-type="string">
            <text:p>(BugFablesRecipeBook.ABOMBINATION, BugFablesFoodItem.SPICY_BOMB, BugFablesFoodItem.ABOMIHONEY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08</text:p>
          </table:table-cell>
          <table:table-cell office:value-type="string">
            <text:p>(BugFablesRecipeBook.ABOMIHONEY, BugFablesFoodItem.GLAZED_HONEY, BugFablesFoodItem.GLAZED_HONEY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09</text:p>
          </table:table-cell>
          <table:table-cell office:value-type="string">
            <text:p>(BugFablesRecipeBook.ABOMIHONEY, BugFablesFoodItem.GLAZED_HONEY, BugFablesFoodItem.HONEY_DROP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10</text:p>
          </table:table-cell>
          <table:table-cell office:value-type="string">
            <text:p>(BugFablesRecipeBook.ABOMIHONEY, BugFablesFoodItem.GLAZED_HONEY, BugFablesFoodItem.MISTAKE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11</text:p>
          </table:table-cell>
          <table:table-cell office:value-type="string">
            <text:p>(BugFablesRecipeBook.ABOMIHONEY, BugFablesFoodItem.GLAZED_HONEY, null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12</text:p>
          </table:table-cell>
          <table:table-cell office:value-type="string">
            <text:p>(BugFablesRecipeBook.ABOMIHONEY, BugFablesFoodItem.HONEY_DROP, BugFablesFoodItem.HONEY_DROP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13</text:p>
          </table:table-cell>
          <table:table-cell office:value-type="string">
            <text:p>(BugFablesRecipeBook.ABOMIHONEY, BugFablesFoodItem.HONEY_DROP, BugFablesFoodItem.MISTAKE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14</text:p>
          </table:table-cell>
          <table:table-cell office:value-type="string">
            <text:p>(BugFablesRecipeBook.APHID_SHAKE, BugFablesFoodItem.APHID_DEW, BugFablesFoodItem.APHID_EGG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15</text:p>
          </table:table-cell>
          <table:table-cell office:value-type="string">
            <text:p>(BugFablesRecipeBook.APHID_SHAKE, BugFablesFoodItem.APHID_DEW, BugFablesFoodItem.FRIED_EGG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16</text:p>
          </table:table-cell>
          <table:table-cell office:value-type="string">
            <text:p>(BugFablesRecipeBook.BAKED_YAM, BugFablesFoodItem.DANGER_SPUD, null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17</text:p>
          </table:table-cell>
          <table:table-cell office:value-type="string">
            <text:p>(BugFablesRecipeBook.BERRY_JAM, BugFablesFoodItem.SPICY_BERRY, BugFablesFoodItem.BURLY_BERRY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18</text:p>
          </table:table-cell>
          <table:table-cell office:value-type="string">
            <text:p>(BugFablesRecipeBook.BERRY_JUICE, BugFablesFoodItem.BURLY_BERRY, BugFablesFoodItem.CLEAR_WATER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19</text:p>
          </table:table-cell>
          <table:table-cell office:value-type="string">
            <text:p>(BugFablesRecipeBook.BERRY_JUICE, BugFablesFoodItem.HARD_SEED, BugFablesFoodItem.CLEAR_WATER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20</text:p>
          </table:table-cell>
          <table:table-cell office:value-type="string">
            <text:p>(BugFablesRecipeBook.BERRY_JUICE, BugFablesFoodItem.SHOCK_BERRY, BugFablesFoodItem.CLEAR_WATER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21</text:p>
          </table:table-cell>
          <table:table-cell office:value-type="string">
            <text:p>(BugFablesRecipeBook.BERRY_JUICE, BugFablesFoodItem.SPICY_BERRY, BugFablesFoodItem.CLEAR_WATER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22</text:p>
          </table:table-cell>
          <table:table-cell office:value-type="string">
            <text:p>(BugFablesRecipeBook.BERRY_SMOOTHIE, BugFablesFoodItem.DARK_CHERRIES, BugFablesFoodItem.TANGY_BERRY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23</text:p>
          </table:table-cell>
          <table:table-cell office:value-type="string">
            <text:p>(BugFablesRecipeBook.BIG_MISTAKE, BugFablesFoodItem.ABOMIHONEY, BugFablesFoodItem.ABOMIHONEY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24</text:p>
          </table:table-cell>
          <table:table-cell office:value-type="string">
            <text:p>(BugFablesRecipeBook.BIG_MISTAKE, BugFablesFoodItem.MISTAKE, BugFablesFoodItem.MISTAKE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25</text:p>
          </table:table-cell>
          <table:table-cell office:value-type="string">
            <text:p>(BugFablesRecipeBook.BIG_MISTAKE, BugFablesFoodItem.MISTAKE, null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26</text:p>
          </table:table-cell>
          <table:table-cell office:value-type="string">
            <text:p>(BugFablesRecipeBook.BURLY_BOMB, BugFablesFoodItem.FLAME_ROCK, BugFablesFoodItem.BURLY_BERRY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27</text:p>
          </table:table-cell>
          <table:table-cell office:value-type="string">
            <text:p>(BugFablesRecipeBook.BURLY_BOMB, BugFablesFoodItem.HARD_SEED, BugFablesFoodItem.BURLY_BERRY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28</text:p>
          </table:table-cell>
          <table:table-cell office:value-type="string">
            <text:p>(BugFablesRecipeBook.BURLY_CANDY, BugFablesFoodItem.BAG_OF_FLOUR, BugFablesFoodItem.BURLY_BERRY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29</text:p>
          </table:table-cell>
          <table:table-cell office:value-type="string">
            <text:p>(BugFablesRecipeBook.BURLY_CHIPS, BugFablesFoodItem.BAKED_YAM, BugFablesFoodItem.BURLY_BERRY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30</text:p>
          </table:table-cell>
          <table:table-cell office:value-type="string">
            <text:p>(BugFablesRecipeBook.BURLY_CHIPS, BugFablesFoodItem.DANGER_SPUD, BugFablesFoodItem.BURLY_BERRY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31</text:p>
          </table:table-cell>
          <table:table-cell office:value-type="string">
            <text:p>(BugFablesRecipeBook.BURLY_TEA, BugFablesFoodItem.PLAIN_TEA, BugFablesFoodItem.BURLY_BERRY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32</text:p>
          </table:table-cell>
          <table:table-cell office:value-type="string">
            <text:p>(BugFablesRecipeBook.CHERRY_BOMBS, BugFablesFoodItem.BURLY_BOMB, BugFablesFoodItem.DARK_CHERRIES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33</text:p>
          </table:table-cell>
          <table:table-cell office:value-type="string">
            <text:p>(BugFablesRecipeBook.CHERRY_BOMBS, BugFablesFoodItem.FLAME_ROCK, BugFablesFoodItem.DARK_CHERRIES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34</text:p>
          </table:table-cell>
          <table:table-cell office:value-type="string">
            <text:p>(BugFablesRecipeBook.CHERRY_BOMBS, BugFablesFoodItem.SPICY_BERRY, BugFablesFoodItem.DARK_CHERRIES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35</text:p>
          </table:table-cell>
          <table:table-cell office:value-type="string">
            <text:p>(BugFablesRecipeBook.CHERRY_BOMBS, BugFablesFoodItem.SPICY_BOMB, BugFablesFoodItem.DARK_CHERRIES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36</text:p>
          </table:table-cell>
          <table:table-cell office:value-type="string">
            <text:p>(BugFablesRecipeBook.CHERRY_PIE, BugFablesFoodItem.DARK_CHERRIES, BugFablesFoodItem.BAG_OF_FLOUR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37</text:p>
          </table:table-cell>
          <table:table-cell office:value-type="string">
            <text:p>(BugFablesRecipeBook.CLEAR_BOMB, BugFablesFoodItem.ABOMBINATION, BugFablesFoodItem.CLEAR_WATER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38</text:p>
          </table:table-cell>
          <table:table-cell office:value-type="string">
            <text:p>(BugFablesRecipeBook.CLEAR_BOMB, BugFablesFoodItem.BURLY_BOMB, BugFablesFoodItem.CLEAR_WATER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39</text:p>
          </table:table-cell>
          <table:table-cell office:value-type="string">
            <text:p>(BugFablesRecipeBook.CLEAR_BOMB, BugFablesFoodItem.CHERRY_BOMBS, BugFablesFoodItem.CLEAR_WATER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40</text:p>
          </table:table-cell>
          <table:table-cell office:value-type="string">
            <text:p>(BugFablesRecipeBook.CLEAR_BOMB, BugFablesFoodItem.FLAME_ROCK, BugFablesFoodItem.CLEAR_WATER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41</text:p>
          </table:table-cell>
          <table:table-cell office:value-type="string">
            <text:p>(BugFablesRecipeBook.CLEAR_BOMB, BugFablesFoodItem.FROST_BOMB, BugFablesFoodItem.CLEAR_WATER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42</text:p>
          </table:table-cell>
          <table:table-cell office:value-type="string">
            <text:p>(BugFablesRecipeBook.CLEAR_BOMB, BugFablesFoodItem.NUMB_BOMB, BugFablesFoodItem.CLEAR_WATER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43</text:p>
          </table:table-cell>
          <table:table-cell office:value-type="string">
            <text:p>(BugFablesRecipeBook.CLEAR_BOMB, BugFablesFoodItem.POISON_BOMB, BugFablesFoodItem.CLEAR_WATER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44</text:p>
          </table:table-cell>
          <table:table-cell office:value-type="string">
            <text:p>(BugFablesRecipeBook.CLEAR_BOMB, BugFablesFoodItem.SLEEP_BOMB, BugFablesFoodItem.CLEAR_WATER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45</text:p>
          </table:table-cell>
          <table:table-cell office:value-type="string">
            <text:p>(BugFablesRecipeBook.CLEAR_BOMB, BugFablesFoodItem.SPICY_BOMB, BugFablesFoodItem.CLEAR_WATER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46</text:p>
          </table:table-cell>
          <table:table-cell office:value-type="string">
            <text:p>(BugFablesRecipeBook.COLD_SALAD, BugFablesFoodItem.MAGIC_ICE, BugFablesFoodItem.CRUNCHY_LEAF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47</text:p>
          </table:table-cell>
          <table:table-cell office:value-type="string">
            <text:p>(BugFablesRecipeBook.COLD_SALAD, BugFablesFoodItem.MAGIC_ICE, BugFablesFoodItem.LEAF_SALAD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48</text:p>
          </table:table-cell>
          <table:table-cell office:value-type="string">
            <text:p>(BugFablesRecipeBook.COLD_SALAD, BugFablesFoodItem.SHAVED_ICE, BugFablesFoodItem.CRUNCHY_LEAF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49</text:p>
          </table:table-cell>
          <table:table-cell office:value-type="string">
            <text:p>(BugFablesRecipeBook.COLD_SALAD, BugFablesFoodItem.SHAVED_ICE, BugFablesFoodItem.LEAF_SALAD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50</text:p>
          </table:table-cell>
          <table:table-cell office:value-type="string">
            <text:p>(BugFablesRecipeBook.COOKED_DANGER, BugFablesFoodItem.DANGER_SHROOM, null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51</text:p>
          </table:table-cell>
          <table:table-cell office:value-type="string">
            <text:p>(BugFablesRecipeBook.COOKED_SHROOM, BugFablesFoodItem.AGARIC_SHROOM, null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52</text:p>
          </table:table-cell>
          <table:table-cell office:value-type="string">
            <text:p>(BugFablesRecipeBook.COOKED_SHROOM, BugFablesFoodItem.MUSHROOM, null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53</text:p>
          </table:table-cell>
          <table:table-cell office:value-type="string">
            <text:p>(BugFablesRecipeBook.CRISBEE_DONUT, BugFablesFoodItem.GLAZED_HONEY, BugFablesFoodItem.BAG_OF_FLOUR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54</text:p>
          </table:table-cell>
          <table:table-cell office:value-type="string">
            <text:p>(BugFablesRecipeBook.DANGER_DISH, BugFablesFoodItem.DANGER_SHROOM, BugFablesFoodItem.POISON_CAKE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55</text:p>
          </table:table-cell>
          <table:table-cell office:value-type="string">
            <text:p>(BugFablesRecipeBook.DANGER_DISH, BugFablesFoodItem.DANGER_SHROOM, BugFablesFoodItem.POISON_DART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56</text:p>
          </table:table-cell>
          <table:table-cell office:value-type="string">
            <text:p>(BugFablesRecipeBook.DANGER_DISH, BugFablesFoodItem.DANGER_SPUD, BugFablesFoodItem.DANGER_SHROOM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57</text:p>
          </table:table-cell>
          <table:table-cell office:value-type="string">
            <text:p>(BugFablesRecipeBook.DANGER_DISH, BugFablesFoodItem.DANGER_SPUD, BugFablesFoodItem.POISON_CAKE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58</text:p>
          </table:table-cell>
          <table:table-cell office:value-type="string">
            <text:p>(BugFablesRecipeBook.DANGER_DISH, BugFablesFoodItem.DANGER_SPUD, BugFablesFoodItem.POISON_DART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59</text:p>
          </table:table-cell>
          <table:table-cell office:value-type="string">
            <text:p>(BugFablesRecipeBook.DANGER_DISH, BugFablesFoodItem.DANGER_SPUD, BugFablesFoodItem.SWEET_DANGER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60</text:p>
          </table:table-cell>
          <table:table-cell office:value-type="string">
            <text:p>(BugFablesRecipeBook.DROWSY_CAKE, BugFablesFoodItem.BAG_OF_FLOUR, BugFablesFoodItem.NUMBNAIL_DART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61</text:p>
          </table:table-cell>
          <table:table-cell office:value-type="string">
            <text:p>(BugFablesRecipeBook.DRY_BREAD, BugFablesFoodItem.BAG_OF_FLOUR, null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62</text:p>
          </table:table-cell>
          <table:table-cell office:value-type="string">
            <text:p>(BugFablesRecipeBook.FRIED_EGG, BugFablesFoodItem.APHID_EGG, null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63</text:p>
          </table:table-cell>
          <table:table-cell office:value-type="string">
            <text:p>(BugFablesRecipeBook.FROST_BOMB, BugFablesFoodItem.BURLY_BOMB, BugFablesFoodItem.MAGIC_ICE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64</text:p>
          </table:table-cell>
          <table:table-cell office:value-type="string">
            <text:p>(BugFablesRecipeBook.FROST_BOMB, BugFablesFoodItem.BURLY_BOMB, BugFablesFoodItem.SHAVED_ICE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65</text:p>
          </table:table-cell>
          <table:table-cell office:value-type="string">
            <text:p>(BugFablesRecipeBook.FROST_BOMB, BugFablesFoodItem.FLAME_ROCK, BugFablesFoodItem.MAGIC_ICE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66</text:p>
          </table:table-cell>
          <table:table-cell office:value-type="string">
            <text:p>(BugFablesRecipeBook.FROST_BOMB, BugFablesFoodItem.SPICY_BOMB, BugFablesFoodItem.CRUNCHY_LEAF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67</text:p>
          </table:table-cell>
          <table:table-cell office:value-type="string">
            <text:p>(BugFablesRecipeBook.FROST_BOMB, BugFablesFoodItem.SPICY_BOMB, BugFablesFoodItem.MAGIC_ICE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68</text:p>
          </table:table-cell>
          <table:table-cell office:value-type="string">
            <text:p>(BugFablesRecipeBook.FROST_BOMB, BugFablesFoodItem.SPICY_BOMB, BugFablesFoodItem.SHAVED_ICE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69</text:p>
          </table:table-cell>
          <table:table-cell office:value-type="string">
            <text:p>(BugFablesRecipeBook.FROST_PIE, BugFablesFoodItem.BAG_OF_FLOUR, BugFablesFoodItem.ICE_CREAM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70</text:p>
          </table:table-cell>
          <table:table-cell office:value-type="string">
            <text:p>(BugFablesRecipeBook.FROST_PIE, BugFablesFoodItem.BAG_OF_FLOUR, BugFablesFoodItem.MAGIC_ICE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71</text:p>
          </table:table-cell>
          <table:table-cell office:value-type="string">
            <text:p>(BugFablesRecipeBook.FROST_PIE, BugFablesFoodItem.BAG_OF_FLOUR, BugFablesFoodItem.SHAVED_ICE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72</text:p>
          </table:table-cell>
          <table:table-cell office:value-type="string">
            <text:p>(BugFablesRecipeBook.GLAZED_HONEY, BugFablesFoodItem.HONEY_DROP, null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73</text:p>
          </table:table-cell>
          <table:table-cell office:value-type="string">
            <text:p>(BugFablesRecipeBook.HEARTY_BREAKFAST, BugFablesFoodItem.COOKED_SHROOM, BugFablesFoodItem.APHID_EGG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74</text:p>
          </table:table-cell>
          <table:table-cell office:value-type="string">
            <text:p>(BugFablesRecipeBook.HEARTY_BREAKFAST, BugFablesFoodItem.COOKED_SHROOM, BugFablesFoodItem.FRIED_EGG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75</text:p>
          </table:table-cell>
          <table:table-cell office:value-type="string">
            <text:p>(BugFablesRecipeBook.HEARTY_BREAKFAST, BugFablesFoodItem.MUSHROOM, BugFablesFoodItem.APHID_EGG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76</text:p>
          </table:table-cell>
          <table:table-cell office:value-type="string">
            <text:p>(BugFablesRecipeBook.HEARTY_BREAKFAST, BugFablesFoodItem.MUSHROOM, BugFablesFoodItem.FRIED_EGG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77</text:p>
          </table:table-cell>
          <table:table-cell office:value-type="string">
            <text:p>(BugFablesRecipeBook.HONEY_ICE_CREAM, BugFablesFoodItem.ICE_CREAM, BugFablesFoodItem.GLAZED_HONEY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78</text:p>
          </table:table-cell>
          <table:table-cell office:value-type="string">
            <text:p>(BugFablesRecipeBook.HONEY_ICE_CREAM, BugFablesFoodItem.ICE_CREAM, BugFablesFoodItem.HONEY_DROP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79</text:p>
          </table:table-cell>
          <table:table-cell office:value-type="string">
            <text:p>(BugFablesRecipeBook.HONEY_ICE_CREAM, BugFablesFoodItem.MAGIC_ICE, BugFablesFoodItem.HONEY_DROP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80</text:p>
          </table:table-cell>
          <table:table-cell office:value-type="string">
            <text:p>(BugFablesRecipeBook.HONEY_ICE_CREAM, BugFablesFoodItem.MAGIC_ICE, BugFablesFoodItem.SWEET_DEW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81</text:p>
          </table:table-cell>
          <table:table-cell office:value-type="string">
            <text:p>(BugFablesRecipeBook.HONEY_ICE_CREAM, BugFablesFoodItem.SHAVED_ICE, BugFablesFoodItem.GLAZED_HONEY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82</text:p>
          </table:table-cell>
          <table:table-cell office:value-type="string">
            <text:p>(BugFablesRecipeBook.HONEY_ICE_CREAM, BugFablesFoodItem.SHAVED_ICE, BugFablesFoodItem.HONEY_DROP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83</text:p>
          </table:table-cell>
          <table:table-cell office:value-type="string">
            <text:p>(BugFablesRecipeBook.HONEY_ICE_CREAM, BugFablesFoodItem.SHAVED_ICE, BugFablesFoodItem.SWEET_DEW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84</text:p>
          </table:table-cell>
          <table:table-cell office:value-type="string">
            <text:p>(BugFablesRecipeBook.HONEY_LEAF, BugFablesFoodItem.CRUNCHY_LEAF, BugFablesFoodItem.GLAZED_HONEY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85</text:p>
          </table:table-cell>
          <table:table-cell office:value-type="string">
            <text:p>(BugFablesRecipeBook.HONEY_LEAF, BugFablesFoodItem.CRUNCHY_LEAF, BugFablesFoodItem.HONEY_DROP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86</text:p>
          </table:table-cell>
          <table:table-cell office:value-type="string">
            <text:p>(BugFablesRecipeBook.HONEY_LEAF, BugFablesFoodItem.LEAF_SALAD, BugFablesFoodItem.GLAZED_HONEY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87</text:p>
          </table:table-cell>
          <table:table-cell office:value-type="string">
            <text:p>(BugFablesRecipeBook.HONEY_LEAF, BugFablesFoodItem.LEAF_SALAD, BugFablesFoodItem.HONEY_DROP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88</text:p>
          </table:table-cell>
          <table:table-cell office:value-type="string">
            <text:p>(BugFablesRecipeBook.HONEY_PANCAKES, BugFablesFoodItem.BAG_OF_FLOUR, BugFablesFoodItem.ABOMIHONEY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89</text:p>
          </table:table-cell>
          <table:table-cell office:value-type="string">
            <text:p>(BugFablesRecipeBook.HONEY_PANCAKES, BugFablesFoodItem.BAG_OF_FLOUR, BugFablesFoodItem.HONEY_DROP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90</text:p>
          </table:table-cell>
          <table:table-cell office:value-type="string">
            <text:p>(BugFablesRecipeBook.HOT_DRINK, BugFablesFoodItem.CLEAR_WATER, BugFablesFoodItem.HUSTLE_BERRY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91</text:p>
          </table:table-cell>
          <table:table-cell office:value-type="string">
            <text:p>(BugFablesRecipeBook.HUSTLE_CANDY, BugFablesFoodItem.BAG_OF_FLOUR, BugFablesFoodItem.HUSTLE_BERRY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92</text:p>
          </table:table-cell>
          <table:table-cell office:value-type="string">
            <text:p>(BugFablesRecipeBook.ICE_CREAM, BugFablesFoodItem.MAGIC_ICE, BugFablesFoodItem.APHID_DEW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93</text:p>
          </table:table-cell>
          <table:table-cell office:value-type="string">
            <text:p>(BugFablesRecipeBook.ICE_CREAM, BugFablesFoodItem.SHAVED_ICE, BugFablesFoodItem.APHID_DEW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94</text:p>
          </table:table-cell>
          <table:table-cell office:value-type="string">
            <text:p>(BugFablesRecipeBook.LEAF_CROISSANT, BugFablesFoodItem.BAG_OF_FLOUR, BugFablesFoodItem.CRUNCHY_LEAF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95</text:p>
          </table:table-cell>
          <table:table-cell office:value-type="string">
            <text:p>(BugFablesRecipeBook.LEAF_CROISSANT, BugFablesFoodItem.BAG_OF_FLOUR, BugFablesFoodItem.LEAF_SALAD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96</text:p>
          </table:table-cell>
          <table:table-cell office:value-type="string">
            <text:p>(BugFablesRecipeBook.LEAF_OMELET, BugFablesFoodItem.CRUNCHY_LEAF, BugFablesFoodItem.APHID_EGG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97</text:p>
          </table:table-cell>
          <table:table-cell office:value-type="string">
            <text:p>(BugFablesRecipeBook.LEAF_OMELET, BugFablesFoodItem.CRUNCHY_LEAF, BugFablesFoodItem.FRIED_EGG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98</text:p>
          </table:table-cell>
          <table:table-cell office:value-type="string">
            <text:p>(BugFablesRecipeBook.LEAF_OMELET, BugFablesFoodItem.LEAF_SALAD, BugFablesFoodItem.APHID_EGG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099</text:p>
          </table:table-cell>
          <table:table-cell office:value-type="string">
            <text:p>(BugFablesRecipeBook.LEAF_OMELET, BugFablesFoodItem.LEAF_SALAD, BugFablesFoodItem.FRIED_EGG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00</text:p>
          </table:table-cell>
          <table:table-cell office:value-type="string">
            <text:p>(BugFablesRecipeBook.LEAF_SALAD, BugFablesFoodItem.CRUNCHY_LEAF, BugFablesFoodItem.CRUNCHY_LEAF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01</text:p>
          </table:table-cell>
          <table:table-cell office:value-type="string">
            <text:p>(BugFablesRecipeBook.LEAF_SALAD, BugFablesFoodItem.CRUNCHY_LEAF, null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02</text:p>
          </table:table-cell>
          <table:table-cell office:value-type="string">
            <text:p>(BugFablesRecipeBook.MIRACLE_SHAKE, BugFablesFoodItem.DARK_CHERRIES, BugFablesFoodItem.MAGIC_SEED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03</text:p>
          </table:table-cell>
          <table:table-cell office:value-type="string">
            <text:p>(BugFablesRecipeBook.MISTAKE, BugFablesFoodItem.APHID_EGG, BugFablesFoodItem.CLEAR_WATER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04</text:p>
          </table:table-cell>
          <table:table-cell office:value-type="string">
            <text:p>(BugFablesRecipeBook.MUSHROOM_GUMMIES, BugFablesFoodItem.BAG_OF_FLOUR, BugFablesFoodItem.MUSHROOM_SKEWER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05</text:p>
          </table:table-cell>
          <table:table-cell office:value-type="string">
            <text:p>(BugFablesRecipeBook.MUSHROOM_GUMMIES, BugFablesFoodItem.BAG_OF_FLOUR, BugFablesFoodItem.MUSHROOM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06</text:p>
          </table:table-cell>
          <table:table-cell office:value-type="string">
            <text:p>(BugFablesRecipeBook.MUSHROOM_SALAD, BugFablesFoodItem.CRUNCHY_LEAF, BugFablesFoodItem.AGARIC_SHROOM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07</text:p>
          </table:table-cell>
          <table:table-cell office:value-type="string">
            <text:p>(BugFablesRecipeBook.MUSHROOM_SALAD, BugFablesFoodItem.CRUNCHY_LEAF, BugFablesFoodItem.COOKED_SHROOM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08</text:p>
          </table:table-cell>
          <table:table-cell office:value-type="string">
            <text:p>(BugFablesRecipeBook.MUSHROOM_SALAD, BugFablesFoodItem.CRUNCHY_LEAF, BugFablesFoodItem.MUSHROOM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09</text:p>
          </table:table-cell>
          <table:table-cell office:value-type="string">
            <text:p>(BugFablesRecipeBook.MUSHROOM_SALAD, BugFablesFoodItem.LEAF_SALAD, BugFablesFoodItem.AGARIC_SHROOM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10</text:p>
          </table:table-cell>
          <table:table-cell office:value-type="string">
            <text:p>(BugFablesRecipeBook.MUSHROOM_SALAD, BugFablesFoodItem.LEAF_SALAD, BugFablesFoodItem.COOKED_SHROOM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11</text:p>
          </table:table-cell>
          <table:table-cell office:value-type="string">
            <text:p>(BugFablesRecipeBook.MUSHROOM_SALAD, BugFablesFoodItem.LEAF_SALAD, BugFablesFoodItem.MUSHROOM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12</text:p>
          </table:table-cell>
          <table:table-cell office:value-type="string">
            <text:p>(BugFablesRecipeBook.MUSHROOM_SKEWER, BugFablesFoodItem.COOKED_SHROOM, BugFablesFoodItem.COOKED_DANGER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13</text:p>
          </table:table-cell>
          <table:table-cell office:value-type="string">
            <text:p>(BugFablesRecipeBook.MUSHROOM_SKEWER, BugFablesFoodItem.COOKED_SHROOM, BugFablesFoodItem.DANGER_SHROOM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14</text:p>
          </table:table-cell>
          <table:table-cell office:value-type="string">
            <text:p>(BugFablesRecipeBook.MUSHROOM_SKEWER, BugFablesFoodItem.COOKED_SHROOM, BugFablesFoodItem.SWEET_DANGER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15</text:p>
          </table:table-cell>
          <table:table-cell office:value-type="string">
            <text:p>(BugFablesRecipeBook.MUSHROOM_SKEWER, BugFablesFoodItem.DANGER_SHROOM, BugFablesFoodItem.AGARIC_SHROOM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16</text:p>
          </table:table-cell>
          <table:table-cell office:value-type="string">
            <text:p>(BugFablesRecipeBook.MUSHROOM_SKEWER, BugFablesFoodItem.MUSHROOM, BugFablesFoodItem.AGARIC_SHROOM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17</text:p>
          </table:table-cell>
          <table:table-cell office:value-type="string">
            <text:p>(BugFablesRecipeBook.MUSHROOM_SKEWER, BugFablesFoodItem.MUSHROOM, BugFablesFoodItem.COOKED_DANGER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18</text:p>
          </table:table-cell>
          <table:table-cell office:value-type="string">
            <text:p>(BugFablesRecipeBook.MUSHROOM_SKEWER, BugFablesFoodItem.MUSHROOM, BugFablesFoodItem.DANGER_SHROOM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19</text:p>
          </table:table-cell>
          <table:table-cell office:value-type="string">
            <text:p>(BugFablesRecipeBook.MUSHROOM_SKEWER, BugFablesFoodItem.MUSHROOM, BugFablesFoodItem.SWEET_DANGER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20</text:p>
          </table:table-cell>
          <table:table-cell office:value-type="string">
            <text:p>(BugFablesRecipeBook.MUSHROOM_SKEWER, BugFablesFoodItem.SWEET_SHROOM, BugFablesFoodItem.COOKED_DANGER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21</text:p>
          </table:table-cell>
          <table:table-cell office:value-type="string">
            <text:p>(BugFablesRecipeBook.MUSHROOM_SKEWER, BugFablesFoodItem.SWEET_SHROOM, BugFablesFoodItem.DANGER_SHROOM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22</text:p>
          </table:table-cell>
          <table:table-cell office:value-type="string">
            <text:p>(BugFablesRecipeBook.MUSHROOM_SKEWER, BugFablesFoodItem.SWEET_SHROOM, BugFablesFoodItem.SWEET_DANGER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23</text:p>
          </table:table-cell>
          <table:table-cell office:value-type="string">
            <text:p>(BugFablesRecipeBook.NUMB_BOMB, BugFablesFoodItem.BURLY_BOMB, BugFablesFoodItem.SHOCK_BERRY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24</text:p>
          </table:table-cell>
          <table:table-cell office:value-type="string">
            <text:p>(BugFablesRecipeBook.NUMB_BOMB, BugFablesFoodItem.BURLY_BOMB, BugFablesFoodItem.SHOCK_CANDY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25</text:p>
          </table:table-cell>
          <table:table-cell office:value-type="string">
            <text:p>(BugFablesRecipeBook.NUMB_BOMB, BugFablesFoodItem.FLAME_ROCK, BugFablesFoodItem.SHOCK_BERRY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26</text:p>
          </table:table-cell>
          <table:table-cell office:value-type="string">
            <text:p>(BugFablesRecipeBook.NUMB_BOMB, BugFablesFoodItem.SPICY_BOMB, BugFablesFoodItem.AGARIC_SHROOM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27</text:p>
          </table:table-cell>
          <table:table-cell office:value-type="string">
            <text:p>(BugFablesRecipeBook.NUMB_BOMB, BugFablesFoodItem.SPICY_BOMB, BugFablesFoodItem.SHOCK_BERRY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28</text:p>
          </table:table-cell>
          <table:table-cell office:value-type="string">
            <text:p>(BugFablesRecipeBook.NUMB_BOMB, BugFablesFoodItem.SPICY_BOMB, BugFablesFoodItem.SHOCK_CANDY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29</text:p>
          </table:table-cell>
          <table:table-cell office:value-type="string">
            <text:p>(BugFablesRecipeBook.NUTTY_CAKE, BugFablesFoodItem.BAG_OF_FLOUR, BugFablesFoodItem.HARD_SEED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30</text:p>
          </table:table-cell>
          <table:table-cell office:value-type="string">
            <text:p>(BugFablesRecipeBook.NUTTY_CAKE, BugFablesFoodItem.BAG_OF_FLOUR, BugFablesFoodItem.MYSTERY_BERRY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31</text:p>
          </table:table-cell>
          <table:table-cell office:value-type="string">
            <text:p>(BugFablesRecipeBook.NUTTY_CAKE, BugFablesFoodItem.BAG_OF_FLOUR, BugFablesFoodItem.ROASTED_BERRIES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32</text:p>
          </table:table-cell>
          <table:table-cell office:value-type="string">
            <text:p>(BugFablesRecipeBook.PLAIN_TEA, BugFablesFoodItem.CLEAR_WATER, BugFablesFoodItem.CRUNCHY_LEAF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33</text:p>
          </table:table-cell>
          <table:table-cell office:value-type="string">
            <text:p>(BugFablesRecipeBook.PLAIN_TEA, BugFablesFoodItem.CLEAR_WATER, BugFablesFoodItem.LEAF_SALAD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34</text:p>
          </table:table-cell>
          <table:table-cell office:value-type="string">
            <text:p>(BugFablesRecipeBook.PLUMPLING_PIE, BugFablesFoodItem.SQUASH_CANDY, BugFablesFoodItem.BURLY_BERRY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35</text:p>
          </table:table-cell>
          <table:table-cell office:value-type="string">
            <text:p>(BugFablesRecipeBook.PLUMPLING_PIE, BugFablesFoodItem.SQUASH_PUREE, BugFablesFoodItem.BURLY_BERRY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36</text:p>
          </table:table-cell>
          <table:table-cell office:value-type="string">
            <text:p>(BugFablesRecipeBook.PLUMPLING_PIE, BugFablesFoodItem.SQUASH_TART, BugFablesFoodItem.BURLY_BERRY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37</text:p>
          </table:table-cell>
          <table:table-cell office:value-type="string">
            <text:p>(BugFablesRecipeBook.PLUMPLING_PIE, BugFablesFoodItem.SQUASH, BugFablesFoodItem.BURLY_BERRY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38</text:p>
          </table:table-cell>
          <table:table-cell office:value-type="string">
            <text:p>(BugFablesRecipeBook.POISON_BOMB, BugFablesFoodItem.BURLY_BOMB, BugFablesFoodItem.DANGER_DISH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39</text:p>
          </table:table-cell>
          <table:table-cell office:value-type="string">
            <text:p>(BugFablesRecipeBook.POISON_BOMB, BugFablesFoodItem.BURLY_BOMB, BugFablesFoodItem.DANGER_SHROOM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40</text:p>
          </table:table-cell>
          <table:table-cell office:value-type="string">
            <text:p>(BugFablesRecipeBook.POISON_BOMB, BugFablesFoodItem.BURLY_BOMB, BugFablesFoodItem.DANGER_SPUD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41</text:p>
          </table:table-cell>
          <table:table-cell office:value-type="string">
            <text:p>(BugFablesRecipeBook.POISON_BOMB, BugFablesFoodItem.FLAME_ROCK, BugFablesFoodItem.DANGER_SHROOM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42</text:p>
          </table:table-cell>
          <table:table-cell office:value-type="string">
            <text:p>(BugFablesRecipeBook.POISON_BOMB, BugFablesFoodItem.FLAME_ROCK, BugFablesFoodItem.DANGER_SPUD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43</text:p>
          </table:table-cell>
          <table:table-cell office:value-type="string">
            <text:p>(BugFablesRecipeBook.POISON_BOMB, BugFablesFoodItem.FLAME_ROCK, BugFablesFoodItem.POISON_DART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44</text:p>
          </table:table-cell>
          <table:table-cell office:value-type="string">
            <text:p>(BugFablesRecipeBook.POISON_BOMB, BugFablesFoodItem.FLAME_ROCK, BugFablesFoodItem.SWEET_DANGER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45</text:p>
          </table:table-cell>
          <table:table-cell office:value-type="string">
            <text:p>(BugFablesRecipeBook.POISON_BOMB, BugFablesFoodItem.SPICY_BOMB, BugFablesFoodItem.COOKED_DANGER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46</text:p>
          </table:table-cell>
          <table:table-cell office:value-type="string">
            <text:p>(BugFablesRecipeBook.POISON_BOMB, BugFablesFoodItem.SPICY_BOMB, BugFablesFoodItem.DANGER_DISH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47</text:p>
          </table:table-cell>
          <table:table-cell office:value-type="string">
            <text:p>(BugFablesRecipeBook.POISON_BOMB, BugFablesFoodItem.SPICY_BOMB, BugFablesFoodItem.DANGER_SHROOM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48</text:p>
          </table:table-cell>
          <table:table-cell office:value-type="string">
            <text:p>(BugFablesRecipeBook.POISON_BOMB, BugFablesFoodItem.SPICY_BOMB, BugFablesFoodItem.DANGER_SPUD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49</text:p>
          </table:table-cell>
          <table:table-cell office:value-type="string">
            <text:p>(BugFablesRecipeBook.POISON_BOMB, BugFablesFoodItem.SPICY_BOMB, BugFablesFoodItem.POISON_DART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50</text:p>
          </table:table-cell>
          <table:table-cell office:value-type="string">
            <text:p>(BugFablesRecipeBook.POISON_BOMB, BugFablesFoodItem.SPICY_BOMB, BugFablesFoodItem.SWEET_DANGER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51</text:p>
          </table:table-cell>
          <table:table-cell office:value-type="string">
            <text:p>(BugFablesRecipeBook.POISON_CAKE, BugFablesFoodItem.BAG_OF_FLOUR, BugFablesFoodItem.DANGER_SHROOM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52</text:p>
          </table:table-cell>
          <table:table-cell office:value-type="string">
            <text:p>(BugFablesRecipeBook.POISON_CAKE, BugFablesFoodItem.BAG_OF_FLOUR, BugFablesFoodItem.DANGER_SPUD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53</text:p>
          </table:table-cell>
          <table:table-cell office:value-type="string">
            <text:p>(BugFablesRecipeBook.POISON_CAKE, BugFablesFoodItem.BAG_OF_FLOUR, BugFablesFoodItem.POISON_DART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54</text:p>
          </table:table-cell>
          <table:table-cell office:value-type="string">
            <text:p>(BugFablesRecipeBook.QUEENS_DINNER, BugFablesFoodItem.TANGY_CARPACCIO, BugFablesFoodItem.CRISBEE_DONUT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55</text:p>
          </table:table-cell>
          <table:table-cell office:value-type="string">
            <text:p>(BugFablesRecipeBook.ROASTED_BERRIES, BugFablesFoodItem.BURLY_BERRY, null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56</text:p>
          </table:table-cell>
          <table:table-cell office:value-type="string">
            <text:p>(BugFablesRecipeBook.ROASTED_BERRIES, BugFablesFoodItem.HARD_SEED, null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57</text:p>
          </table:table-cell>
          <table:table-cell office:value-type="string">
            <text:p>(BugFablesRecipeBook.ROASTED_BERRIES, BugFablesFoodItem.HUSTLE_BERRY, null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58</text:p>
          </table:table-cell>
          <table:table-cell office:value-type="string">
            <text:p>(BugFablesRecipeBook.ROASTED_BERRIES, BugFablesFoodItem.SPICY_BERRY, null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59</text:p>
          </table:table-cell>
          <table:table-cell office:value-type="string">
            <text:p>(BugFablesRecipeBook.SHAVED_ICE, BugFablesFoodItem.MAGIC_ICE, null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60</text:p>
          </table:table-cell>
          <table:table-cell office:value-type="string">
            <text:p>(BugFablesRecipeBook.SHOCK_CANDY, BugFablesFoodItem.BAG_OF_FLOUR, BugFablesFoodItem.AGARIC_SHROOM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61</text:p>
          </table:table-cell>
          <table:table-cell office:value-type="string">
            <text:p>(BugFablesRecipeBook.SHOCK_CANDY, BugFablesFoodItem.BAG_OF_FLOUR, BugFablesFoodItem.SHOCK_BERRY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62</text:p>
          </table:table-cell>
          <table:table-cell office:value-type="string">
            <text:p>(BugFablesRecipeBook.SLEEP_BOMB, BugFablesFoodItem.BURLY_BOMB, BugFablesFoodItem.DROWSY_CAKE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63</text:p>
          </table:table-cell>
          <table:table-cell office:value-type="string">
            <text:p>(BugFablesRecipeBook.SLEEP_BOMB, BugFablesFoodItem.BURLY_BOMB, BugFablesFoodItem.NUMBNAIL_DART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64</text:p>
          </table:table-cell>
          <table:table-cell office:value-type="string">
            <text:p>(BugFablesRecipeBook.SLEEP_BOMB, BugFablesFoodItem.FLAME_ROCK, BugFablesFoodItem.NUMBNAIL_DART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65</text:p>
          </table:table-cell>
          <table:table-cell office:value-type="string">
            <text:p>(BugFablesRecipeBook.SLEEP_BOMB, BugFablesFoodItem.SPICY_BOMB, BugFablesFoodItem.DROWSY_CAKE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66</text:p>
          </table:table-cell>
          <table:table-cell office:value-type="string">
            <text:p>(BugFablesRecipeBook.SLEEP_BOMB, BugFablesFoodItem.SPICY_BOMB, BugFablesFoodItem.NUMBNAIL_DART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67</text:p>
          </table:table-cell>
          <table:table-cell office:value-type="string">
            <text:p>(BugFablesRecipeBook.SPICY_BOMB, BugFablesFoodItem.FLAME_ROCK, BugFablesFoodItem.SPICY_BERRY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68</text:p>
          </table:table-cell>
          <table:table-cell office:value-type="string">
            <text:p>(BugFablesRecipeBook.SPICY_BOMB, BugFablesFoodItem.FLAME_ROCK, null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69</text:p>
          </table:table-cell>
          <table:table-cell office:value-type="string">
            <text:p>(BugFablesRecipeBook.SPICY_BOMB, BugFablesFoodItem.HARD_SEED, BugFablesFoodItem.SPICY_BERRY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70</text:p>
          </table:table-cell>
          <table:table-cell office:value-type="string">
            <text:p>(BugFablesRecipeBook.SPICY_BOMB, BugFablesFoodItem.MYSTERY_BERRY, BugFablesFoodItem.SPICY_BERRY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71</text:p>
          </table:table-cell>
          <table:table-cell office:value-type="string">
            <text:p>(BugFablesRecipeBook.SPICY_CANDY, BugFablesFoodItem.BAG_OF_FLOUR, BugFablesFoodItem.FLAME_ROCK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72</text:p>
          </table:table-cell>
          <table:table-cell office:value-type="string">
            <text:p>(BugFablesRecipeBook.SPICY_CANDY, BugFablesFoodItem.BAG_OF_FLOUR, BugFablesFoodItem.SPICY_BERRY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73</text:p>
          </table:table-cell>
          <table:table-cell office:value-type="string">
            <text:p>(BugFablesRecipeBook.SPICY_FRIES, BugFablesFoodItem.BAKED_YAM, BugFablesFoodItem.SPICY_BERRY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74</text:p>
          </table:table-cell>
          <table:table-cell office:value-type="string">
            <text:p>(BugFablesRecipeBook.SPICY_FRIES, BugFablesFoodItem.DANGER_SPUD, BugFablesFoodItem.SPICY_BERRY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75</text:p>
          </table:table-cell>
          <table:table-cell office:value-type="string">
            <text:p>(BugFablesRecipeBook.SPICY_TEA, BugFablesFoodItem.PLAIN_TEA, BugFablesFoodItem.SPICY_BERRY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76</text:p>
          </table:table-cell>
          <table:table-cell office:value-type="string">
            <text:p>(BugFablesRecipeBook.SQUASH_CANDY, BugFablesFoodItem.SQUASH_PUREE, BugFablesFoodItem.BAG_OF_FLOUR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77</text:p>
          </table:table-cell>
          <table:table-cell office:value-type="string">
            <text:p>(BugFablesRecipeBook.SQUASH_CANDY, BugFablesFoodItem.SQUASH, BugFablesFoodItem.BAG_OF_FLOUR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78</text:p>
          </table:table-cell>
          <table:table-cell office:value-type="string">
            <text:p>(BugFablesRecipeBook.SQUASH_PUREE, BugFablesFoodItem.SQUASH, null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79</text:p>
          </table:table-cell>
          <table:table-cell office:value-type="string">
            <text:p>(BugFablesRecipeBook.SQUASH_TART, BugFablesFoodItem.SQUASH_CANDY, BugFablesFoodItem.SPICY_BERRY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80</text:p>
          </table:table-cell>
          <table:table-cell office:value-type="string">
            <text:p>(BugFablesRecipeBook.SQUASH_TART, BugFablesFoodItem.SQUASH_PUREE, BugFablesFoodItem.SPICY_BERRY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81</text:p>
          </table:table-cell>
          <table:table-cell office:value-type="string">
            <text:p>(BugFablesRecipeBook.SQUASH_TART, BugFablesFoodItem.SQUASH, BugFablesFoodItem.SPICY_BERRY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82</text:p>
          </table:table-cell>
          <table:table-cell office:value-type="string">
            <text:p>(BugFablesRecipeBook.SUCCULENT_COOKIES, BugFablesFoodItem.SUCCULENT_BERRY, BugFablesFoodItem.BAG_OF_FLOUR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83</text:p>
          </table:table-cell>
          <table:table-cell office:value-type="string">
            <text:p>(BugFablesRecipeBook.SUCCULENT_COOKIES, BugFablesFoodItem.SUCCULENT_PLATTER, BugFablesFoodItem.BAG_OF_FLOUR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84</text:p>
          </table:table-cell>
          <table:table-cell office:value-type="string">
            <text:p>(BugFablesRecipeBook.SUCCULENT_PLATTER, BugFablesFoodItem.DARK_CHERRIES, null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85</text:p>
          </table:table-cell>
          <table:table-cell office:value-type="string">
            <text:p>(BugFablesRecipeBook.SUCCULENT_PLATTER, BugFablesFoodItem.SUCCULENT_BERRY, null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86</text:p>
          </table:table-cell>
          <table:table-cell office:value-type="string">
            <text:p>(BugFablesRecipeBook.SWEET_DANGER, BugFablesFoodItem.DANGER_SHROOM, BugFablesFoodItem.GLAZED_HONEY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87</text:p>
          </table:table-cell>
          <table:table-cell office:value-type="string">
            <text:p>(BugFablesRecipeBook.SWEET_DANGER, BugFablesFoodItem.DANGER_SHROOM, BugFablesFoodItem.HONEY_DROP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88</text:p>
          </table:table-cell>
          <table:table-cell office:value-type="string">
            <text:p>(BugFablesRecipeBook.SWEET_DEW, BugFablesFoodItem.APHID_DEW, BugFablesFoodItem.GLAZED_HONEY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89</text:p>
          </table:table-cell>
          <table:table-cell office:value-type="string">
            <text:p>(BugFablesRecipeBook.SWEET_DEW, BugFablesFoodItem.APHID_DEW, BugFablesFoodItem.HONEY_DROP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90</text:p>
          </table:table-cell>
          <table:table-cell office:value-type="string">
            <text:p>(BugFablesRecipeBook.SWEET_PUDDING, BugFablesFoodItem.BAG_OF_FLOUR, BugFablesFoodItem.APHID_DEW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91</text:p>
          </table:table-cell>
          <table:table-cell office:value-type="string">
            <text:p>(BugFablesRecipeBook.SWEET_PUDDING, BugFablesFoodItem.BAG_OF_FLOUR, BugFablesFoodItem.APHID_EGG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92</text:p>
          </table:table-cell>
          <table:table-cell office:value-type="string">
            <text:p>(BugFablesRecipeBook.SWEET_PUDDING, BugFablesFoodItem.BAG_OF_FLOUR, BugFablesFoodItem.FRIED_EGG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93</text:p>
          </table:table-cell>
          <table:table-cell office:value-type="string">
            <text:p>(BugFablesRecipeBook.SWEET_SHROOM, BugFablesFoodItem.AGARIC_SHROOM, BugFablesFoodItem.HONEY_DROP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94</text:p>
          </table:table-cell>
          <table:table-cell office:value-type="string">
            <text:p>(BugFablesRecipeBook.SWEET_SHROOM, BugFablesFoodItem.MUSHROOM, BugFablesFoodItem.GLAZED_HONEY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95</text:p>
          </table:table-cell>
          <table:table-cell office:value-type="string">
            <text:p>(BugFablesRecipeBook.SWEET_SHROOM, BugFablesFoodItem.MUSHROOM, BugFablesFoodItem.HONEY_DROP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96</text:p>
          </table:table-cell>
          <table:table-cell office:value-type="string">
            <text:p>(BugFablesRecipeBook.TANGY_CARPACCIO, BugFablesFoodItem.TANGY_BERRY, null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97</text:p>
          </table:table-cell>
          <table:table-cell office:value-type="string">
            <text:p>(BugFablesRecipeBook.TANGY_JAM, BugFablesFoodItem.TANGY_BERRY, BugFablesFoodItem.GLAZED_HONEY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98</text:p>
          </table:table-cell>
          <table:table-cell office:value-type="string">
            <text:p>(BugFablesRecipeBook.TANGY_JAM, BugFablesFoodItem.TANGY_BERRY, BugFablesFoodItem.HONEY_DROP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199</text:p>
          </table:table-cell>
          <table:table-cell office:value-type="string">
            <text:p>(BugFablesRecipeBook.TANGY_JUICE, BugFablesFoodItem.TANGY_BERRY, BugFablesFoodItem.BERRY_JUICE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200</text:p>
          </table:table-cell>
          <table:table-cell office:value-type="string">
            <text:p>(BugFablesRecipeBook.TANGY_JUICE, BugFablesFoodItem.TANGY_BERRY, BugFablesFoodItem.CLEAR_WATER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201</text:p>
          </table:table-cell>
          <table:table-cell office:value-type="string">
            <text:p>(BugFablesRecipeBook.TANGY_JUICE, BugFablesFoodItem.TANGY_JAM, BugFablesFoodItem.BERRY_JUICE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202</text:p>
          </table:table-cell>
          <table:table-cell office:value-type="string">
            <text:p>(BugFablesRecipeBook.TANGY_PIE, BugFablesFoodItem.TANGY_BERRY, BugFablesFoodItem.BAG_OF_FLOUR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203</text:p>
          </table:table-cell>
          <table:table-cell office:value-type="string">
            <text:p>(BugFablesRecipeBook.TANGY_PIE, BugFablesFoodItem.TANGY_JAM, BugFablesFoodItem.BAG_OF_FLOUR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204</text:p>
          </table:table-cell>
          <table:table-cell office:value-type="string">
            <text:p>(BugFablesRecipeBook.YAM_BREAD, BugFablesFoodItem.BAG_OF_FLOUR, BugFablesFoodItem.BAKED_YAM),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string">
            <text:p>_0205</text:p>
          </table:table-cell>
          <table:table-cell office:value-type="string">
            <text:p>(BugFablesRecipeBook.YAM_BREAD, BugFablesFoodItem.BAG_OF_FLOUR, BugFablesFoodItem.DANGER_SPUD),</text:p>
          </table:table-cell>
        </table:table-row>
      </table:table>
      <table:table table:name="BugFablesPossibleRecipesOrdered" table:style-name="ta1" table:print="false">
        <table:table-column table:style-name="co12" table:default-cell-style-name="Default"/>
        <table:table-row table:style-name="ro1">
          <table:table-cell office:value-type="string">
            <text:p>ABOMIHONEY(BugFablesCook.ALL),</text:p>
          </table:table-cell>
        </table:table-row>
        <table:table-row table:style-name="ro1">
          <table:table-cell office:value-type="string">
            <text:p>ABOMBINATION(BugFablesCook.FRY),</text:p>
          </table:table-cell>
        </table:table-row>
        <table:table-row table:style-name="ro1">
          <table:table-cell office:value-type="string">
            <text:p>APHID_SHAKE(BugFablesCook.ALL),</text:p>
          </table:table-cell>
        </table:table-row>
        <table:table-row table:style-name="ro1">
          <table:table-cell office:value-type="string">
            <text:p>BAKED_YAM(BugFablesCook.ALL),</text:p>
          </table:table-cell>
        </table:table-row>
        <table:table-row table:style-name="ro1">
          <table:table-cell office:value-type="string">
            <text:p>BERRY_JAM(BugFablesCook.ALL),</text:p>
          </table:table-cell>
        </table:table-row>
        <table:table-row table:style-name="ro1">
          <table:table-cell office:value-type="string">
            <text:p>BERRY_JUICE(BugFablesCook.ALL),</text:p>
          </table:table-cell>
        </table:table-row>
        <table:table-row table:style-name="ro1">
          <table:table-cell office:value-type="string">
            <text:p>BERRY_SMOOTHIE(BugFablesCook.ALL),</text:p>
          </table:table-cell>
        </table:table-row>
        <table:table-row table:style-name="ro1">
          <table:table-cell office:value-type="string">
            <text:p>BIG_MISTAKE(BugFablesCook.ALL),</text:p>
          </table:table-cell>
        </table:table-row>
        <table:table-row table:style-name="ro1">
          <table:table-cell office:value-type="string">
            <text:p>BURLY_BOMB(BugFablesCook.ALL),</text:p>
          </table:table-cell>
        </table:table-row>
        <table:table-row table:style-name="ro1">
          <table:table-cell office:value-type="string">
            <text:p>BURLY_CANDY(BugFablesCook.ALL),</text:p>
          </table:table-cell>
        </table:table-row>
        <table:table-row table:style-name="ro1">
          <table:table-cell office:value-type="string">
            <text:p>BURLY_CHIPS(BugFablesCook.ALL),</text:p>
          </table:table-cell>
        </table:table-row>
        <table:table-row table:style-name="ro1">
          <table:table-cell office:value-type="string">
            <text:p>BURLY_TEA(BugFablesCook.ALL),</text:p>
          </table:table-cell>
        </table:table-row>
        <table:table-row table:style-name="ro1">
          <table:table-cell office:value-type="string">
            <text:p>CHERRY_BOMBS(BugFablesCook.ALL),</text:p>
          </table:table-cell>
        </table:table-row>
        <table:table-row table:style-name="ro1">
          <table:table-cell office:value-type="string">
            <text:p>CHERRY_PIE(BugFablesCook.ALL),</text:p>
          </table:table-cell>
        </table:table-row>
        <table:table-row table:style-name="ro1">
          <table:table-cell office:value-type="string">
            <text:p>CLEAR_BOMB(BugFablesCook.ALL),</text:p>
          </table:table-cell>
        </table:table-row>
        <table:table-row table:style-name="ro1">
          <table:table-cell office:value-type="string">
            <text:p>COLD_SALAD(BugFablesCook.ALL),</text:p>
          </table:table-cell>
        </table:table-row>
        <table:table-row table:style-name="ro1">
          <table:table-cell office:value-type="string">
            <text:p>COOKED_DANGER(BugFablesCook.ALL),</text:p>
          </table:table-cell>
        </table:table-row>
        <table:table-row table:style-name="ro1">
          <table:table-cell office:value-type="string">
            <text:p>COOKED_SHROOM(BugFablesCook.ALL),</text:p>
          </table:table-cell>
        </table:table-row>
        <table:table-row table:style-name="ro1">
          <table:table-cell office:value-type="string">
            <text:p>CRISBEE_DONUT(BugFablesCook.CRISBEE),</text:p>
          </table:table-cell>
        </table:table-row>
        <table:table-row table:style-name="ro1">
          <table:table-cell office:value-type="string">
            <text:p>DANGER_DISH(BugFablesCook.ALL),</text:p>
          </table:table-cell>
        </table:table-row>
        <table:table-row table:style-name="ro1">
          <table:table-cell office:value-type="string">
            <text:p>DROWSY_CAKE(BugFablesCook.ALL),</text:p>
          </table:table-cell>
        </table:table-row>
        <table:table-row table:style-name="ro1">
          <table:table-cell office:value-type="string">
            <text:p>DRY_BREAD(BugFablesCook.ALL),</text:p>
          </table:table-cell>
        </table:table-row>
        <table:table-row table:style-name="ro1">
          <table:table-cell office:value-type="string">
            <text:p>FRIED_EGG(BugFablesCook.ALL),</text:p>
          </table:table-cell>
        </table:table-row>
        <table:table-row table:style-name="ro1">
          <table:table-cell office:value-type="string">
            <text:p>FROST_BOMB(BugFablesCook.ALL),</text:p>
          </table:table-cell>
        </table:table-row>
        <table:table-row table:style-name="ro1">
          <table:table-cell office:value-type="string">
            <text:p>FROST_PIE(BugFablesCook.ALL),</text:p>
          </table:table-cell>
        </table:table-row>
        <table:table-row table:style-name="ro1">
          <table:table-cell office:value-type="string">
            <text:p>GLAZED_HONEY(BugFablesCook.ALL),</text:p>
          </table:table-cell>
        </table:table-row>
        <table:table-row table:style-name="ro1">
          <table:table-cell office:value-type="string">
            <text:p>HEARTY_BREAKFAST(BugFablesCook.ALL),</text:p>
          </table:table-cell>
        </table:table-row>
        <table:table-row table:style-name="ro1">
          <table:table-cell office:value-type="string">
            <text:p>HONEY_ICE_CREAM(BugFablesCook.ALL),</text:p>
          </table:table-cell>
        </table:table-row>
        <table:table-row table:style-name="ro1">
          <table:table-cell office:value-type="string">
            <text:p>HONEY_LEAF(BugFablesCook.ALL),</text:p>
          </table:table-cell>
        </table:table-row>
        <table:table-row table:style-name="ro1">
          <table:table-cell office:value-type="string">
            <text:p>HONEY_PANCAKES(BugFablesCook.ALL),</text:p>
          </table:table-cell>
        </table:table-row>
        <table:table-row table:style-name="ro1">
          <table:table-cell office:value-type="string">
            <text:p>HOT_DRINK(BugFablesCook.ALL),</text:p>
          </table:table-cell>
        </table:table-row>
        <table:table-row table:style-name="ro1">
          <table:table-cell office:value-type="string">
            <text:p>HUSTLE_CANDY(BugFablesCook.ALL),</text:p>
          </table:table-cell>
        </table:table-row>
        <table:table-row table:style-name="ro1">
          <table:table-cell office:value-type="string">
            <text:p>ICE_CREAM(BugFablesCook.ALL),</text:p>
          </table:table-cell>
        </table:table-row>
        <table:table-row table:style-name="ro1">
          <table:table-cell office:value-type="string">
            <text:p>LEAF_CROISSANT(BugFablesCook.ALL),</text:p>
          </table:table-cell>
        </table:table-row>
        <table:table-row table:style-name="ro1">
          <table:table-cell office:value-type="string">
            <text:p>LEAF_OMELET(BugFablesCook.ALL),</text:p>
          </table:table-cell>
        </table:table-row>
        <table:table-row table:style-name="ro1">
          <table:table-cell office:value-type="string">
            <text:p>LEAF_SALAD(BugFablesCook.ALL),</text:p>
          </table:table-cell>
        </table:table-row>
        <table:table-row table:style-name="ro1">
          <table:table-cell office:value-type="string">
            <text:p>MIRACLE_SHAKE(BugFablesCook.ALL),</text:p>
          </table:table-cell>
        </table:table-row>
        <table:table-row table:style-name="ro1">
          <table:table-cell office:value-type="string">
            <text:p>MISTAKE(BugFablesCook.ALL),</text:p>
          </table:table-cell>
        </table:table-row>
        <table:table-row table:style-name="ro1">
          <table:table-cell office:value-type="string">
            <text:p>MUSHROOM_GUMMIES(BugFablesCook.ALL),</text:p>
          </table:table-cell>
        </table:table-row>
        <table:table-row table:style-name="ro1">
          <table:table-cell office:value-type="string">
            <text:p>MUSHROOM_SALAD(BugFablesCook.ALL),</text:p>
          </table:table-cell>
        </table:table-row>
        <table:table-row table:style-name="ro1">
          <table:table-cell office:value-type="string">
            <text:p>MUSHROOM_SKEWER(BugFablesCook.ALL),</text:p>
          </table:table-cell>
        </table:table-row>
        <table:table-row table:style-name="ro1">
          <table:table-cell office:value-type="string">
            <text:p>NUMB_BOMB(BugFablesCook.ALL),</text:p>
          </table:table-cell>
        </table:table-row>
        <table:table-row table:style-name="ro1">
          <table:table-cell office:value-type="string">
            <text:p>NUTTY_CAKE(BugFablesCook.ALL),</text:p>
          </table:table-cell>
        </table:table-row>
        <table:table-row table:style-name="ro1">
          <table:table-cell office:value-type="string">
            <text:p>PLAIN_TEA(BugFablesCook.ALL),</text:p>
          </table:table-cell>
        </table:table-row>
        <table:table-row table:style-name="ro1">
          <table:table-cell office:value-type="string">
            <text:p>PLUMPLING_PIE(BugFablesCook.ALL),</text:p>
          </table:table-cell>
        </table:table-row>
        <table:table-row table:style-name="ro1">
          <table:table-cell office:value-type="string">
            <text:p>POISON_BOMB(BugFablesCook.ALL),</text:p>
          </table:table-cell>
        </table:table-row>
        <table:table-row table:style-name="ro1">
          <table:table-cell office:value-type="string">
            <text:p>POISON_CAKE(BugFablesCook.ALL),</text:p>
          </table:table-cell>
        </table:table-row>
        <table:table-row table:style-name="ro1">
          <table:table-cell office:value-type="string">
            <text:p>QUEENS_DINNER(BugFablesCook.FRY),</text:p>
          </table:table-cell>
        </table:table-row>
        <table:table-row table:style-name="ro1">
          <table:table-cell office:value-type="string">
            <text:p>ROASTED_BERRIES(BugFablesCook.ALL),</text:p>
          </table:table-cell>
        </table:table-row>
        <table:table-row table:style-name="ro1">
          <table:table-cell office:value-type="string">
            <text:p>SHAVED_ICE(BugFablesCook.ALL),</text:p>
          </table:table-cell>
        </table:table-row>
        <table:table-row table:style-name="ro1">
          <table:table-cell office:value-type="string">
            <text:p>SHOCK_CANDY(BugFablesCook.ALL),</text:p>
          </table:table-cell>
        </table:table-row>
        <table:table-row table:style-name="ro1">
          <table:table-cell office:value-type="string">
            <text:p>SLEEP_BOMB(BugFablesCook.ALL),</text:p>
          </table:table-cell>
        </table:table-row>
        <table:table-row table:style-name="ro1">
          <table:table-cell office:value-type="string">
            <text:p>SPICY_BOMB(BugFablesCook.ALL),</text:p>
          </table:table-cell>
        </table:table-row>
        <table:table-row table:style-name="ro1">
          <table:table-cell office:value-type="string">
            <text:p>SPICY_CANDY(BugFablesCook.ALL),</text:p>
          </table:table-cell>
        </table:table-row>
        <table:table-row table:style-name="ro1">
          <table:table-cell office:value-type="string">
            <text:p>SPICY_FRIES(BugFablesCook.ALL),</text:p>
          </table:table-cell>
        </table:table-row>
        <table:table-row table:style-name="ro1">
          <table:table-cell office:value-type="string">
            <text:p>SPICY_TEA(BugFablesCook.ALL),</text:p>
          </table:table-cell>
        </table:table-row>
        <table:table-row table:style-name="ro1">
          <table:table-cell office:value-type="string">
            <text:p>SQUASH_CANDY(BugFablesCook.ALL),</text:p>
          </table:table-cell>
        </table:table-row>
        <table:table-row table:style-name="ro1">
          <table:table-cell office:value-type="string">
            <text:p>SQUASH_PUREE(BugFablesCook.ALL),</text:p>
          </table:table-cell>
        </table:table-row>
        <table:table-row table:style-name="ro1">
          <table:table-cell office:value-type="string">
            <text:p>SQUASH_TART(BugFablesCook.ALL),</text:p>
          </table:table-cell>
        </table:table-row>
        <table:table-row table:style-name="ro1">
          <table:table-cell office:value-type="string">
            <text:p>SUCCULENT_COOKIES(BugFablesCook.ALL),</text:p>
          </table:table-cell>
        </table:table-row>
        <table:table-row table:style-name="ro1">
          <table:table-cell office:value-type="string">
            <text:p>SUCCULENT_PLATTER(BugFablesCook.FRY),</text:p>
          </table:table-cell>
        </table:table-row>
        <table:table-row table:style-name="ro1">
          <table:table-cell office:value-type="string">
            <text:p>SWEET_DANGER(BugFablesCook.ALL),</text:p>
          </table:table-cell>
        </table:table-row>
        <table:table-row table:style-name="ro1">
          <table:table-cell office:value-type="string">
            <text:p>SWEET_DEW(BugFablesCook.ALL),</text:p>
          </table:table-cell>
        </table:table-row>
        <table:table-row table:style-name="ro1">
          <table:table-cell office:value-type="string">
            <text:p>SWEET_PUDDING(BugFablesCook.ALL),</text:p>
          </table:table-cell>
        </table:table-row>
        <table:table-row table:style-name="ro1">
          <table:table-cell office:value-type="string">
            <text:p>SWEET_SHROOM(BugFablesCook.ALL),</text:p>
          </table:table-cell>
        </table:table-row>
        <table:table-row table:style-name="ro1">
          <table:table-cell office:value-type="string">
            <text:p>TANGY_CARPACCIO(BugFablesCook.KUT),</text:p>
          </table:table-cell>
        </table:table-row>
        <table:table-row table:style-name="ro1">
          <table:table-cell office:value-type="string">
            <text:p>TANGY_JAM(BugFablesCook.ALL),</text:p>
          </table:table-cell>
        </table:table-row>
        <table:table-row table:style-name="ro1">
          <table:table-cell office:value-type="string">
            <text:p>TANGY_JUICE(BugFablesCook.ALL),</text:p>
          </table:table-cell>
        </table:table-row>
        <table:table-row table:style-name="ro1">
          <table:table-cell office:value-type="string">
            <text:p>TANGY_PIE(BugFablesCook.ALL),</text:p>
          </table:table-cell>
        </table:table-row>
        <table:table-row table:style-name="ro1">
          <table:table-cell office:value-type="string">
            <text:p>YAM_BREAD(BugFablesCook.FRY),</text:p>
          </table:table-cell>
        </table:table-row>
      </table:table>
      <table:table table:name="BugFablesShopTier" table:style-name="ta1" table:print="false">
        <table:table-column table:style-name="co10" table:default-cell-style-name="Default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0" table:number-columns-repeated="6" table:default-cell-style-name="ce1"/>
        <table:table-row table:style-name="ro1">
          <table:table-cell/>
          <table:table-cell table:style-name="Default" office:value-type="string">
            <text:p>Tier 1</text:p>
          </table:table-cell>
          <table:table-cell table:style-name="Default" office:value-type="string">
            <text:p>Tier 2</text:p>
          </table:table-cell>
          <table:table-cell table:style-name="Default" office:value-type="string">
            <text:p>Tier 3</text:p>
          </table:table-cell>
          <table:table-cell table:style-name="Default" office:value-type="string">
            <text:p>Tier 4</text:p>
          </table:table-cell>
          <table:table-cell table:style-name="Default" office:value-type="string">
            <text:p>Tier 5</text:p>
          </table:table-cell>
          <table:table-cell table:style-name="Default" office:value-type="string">
            <text:p>Tier 6</text:p>
          </table:table-cell>
          <table:table-cell table:style-name="Default" office:value-type="string">
            <text:p>Tier 7</text:p>
          </table:table-cell>
          <table:table-cell table:style-name="Default" office:value-type="string">
            <text:p>Tier 8</text:p>
          </table:table-cell>
          <table:table-cell table:style-name="Default" office:value-type="string">
            <text:p>Tier 9</text:p>
          </table:table-cell>
          <table:table-cell table:style-name="Default" office:value-type="string">
            <text:p>Tier 10</text:p>
          </table:table-cell>
        </table:table-row>
        <table:table-row table:style-name="ro2">
          <table:table-cell office:value-type="string">
            <text:p>If 1 item</text:p>
          </table:table-cell>
          <table:table-cell office:value-type="string">
            <text:p>GLAZED_HONEY</text:p>
            <text:p/>
            <text:p>HONEY_DROP</text:p>
            <text:p/>
            <text:p>Go to MADAME_BUTTERFLY</text:p>
            <text:p>Buy a HONEY_DROP</text:p>
            <text:p>Go to FRY, also located in ANT_CITY</text:p>
            <text:p>Cook HONEY_DROP</text:p>
            <text:p>Cooked Item = GLAZED_HONEY</text:p>
            <text:p>Final Product = GLAZED_HONEY</text:p>
          </table:table-cell>
          <table:table-cell office:value-type="string">
            <text:p>ABOMIHONEY</text:p>
            <text:p/>
            <text:p>GLAZED_HONEY</text:p>
            <text:p/>
            <text:p>Go to MADAME_BUTTERFLY</text:p>
            <text:p>Buy a HONEY_DROP</text:p>
            <text:p>Go to FRY, also located in ANT_CITY</text:p>
            <text:p>Cook HONEY_DROP</text:p>
            <text:p>Cooked Item = GLAZED_HONEY</text:p>
            <text:p>Cook GLAZED_HONEY</text:p>
            <text:p>Cooked Item = ABOMIHONEY</text:p>
            <text:p>Final Product = ABOMIHONEY</text:p>
          </table:table-cell>
          <table:table-cell office:value-type="string">
            <text:p>MISTAKE</text:p>
            <text:p/>
            <text:p>ABOMIHONEY</text:p>
            <text:p/>
            <text:p>Go to MADAME_BUTTERFLY</text:p>
            <text:p>Buy a HONEY_DROP</text:p>
            <text:p>Go to FRY, also located in ANT_CITY</text:p>
            <text:p>Cook HONEY_DROP</text:p>
            <text:p>Cooked Item = GLAZED_HONEY</text:p>
            <text:p>Cook GLAZED_HONEY</text:p>
            <text:p>Cooked Item = ABOMIHONEY</text:p>
            <text:p>Cook ABOMIHONEY</text:p>
            <text:p>Cooked Item = MISTAKE</text:p>
            <text:p>Final Product = MISTAKE</text:p>
          </table:table-cell>
          <table:table-cell office:value-type="string">
            <text:p>TANGY_CARPACCIO</text:p>
            <text:p/>
            <text:p>TANGY_BERRY</text:p>
            <text:p/>
            <text:p>Go to SKIRBY_STAND</text:p>
            <text:p>Buy a TANGY_BERRY</text:p>
            <text:p>Go to KUT, who is NOT located in the same location as SKIRBY_STAND</text:p>
            <text:p>Cook TANGY_BERRY</text:p>
            <text:p>Cooked Item = TANGY_CARPACCIO</text:p>
            <text:p>Final Product = TANGY_CARPACCIO</text:p>
          </table:table-cell>
          <table:table-cell table:number-columns-repeated="6"/>
        </table:table-row>
        <table:table-row table:style-name="ro2">
          <table:table-cell office:value-type="string">
            <text:p>If 2 items</text:p>
          </table:table-cell>
          <table:table-cell office:value-type="string">
            <text:p>HONEY_LEAF</text:p>
            <text:p/>
            <text:p>CRUNCHY_LEAF &amp; HONEY_DROP</text:p>
            <text:p/>
            <text:p>Go to MADAME_BUTTERFLY</text:p>
            <text:p>Buy a CRUNCHY_LEAF &amp; HONEY_DROP</text:p>
            <text:p>Go to FRY, also located in ANT_CITY</text:p>
            <text:p>Cook CRUNCHY_LEAF &amp; HONEY_DROP</text:p>
            <text:p>Cooked Item = HONEY_LEAF</text:p>
            <text:p>Final Product = HONEY_LEAF</text:p>
          </table:table-cell>
          <table:table-cell office:value-type="string">
            <text:p>HONEY_LEAF</text:p>
            <text:p/>
            <text:p>CRUNCHY_LEAF &amp; GLAZED_HONEY</text:p>
            <text:p/>
            <text:p>Go to MADAME_BUTTERFLY</text:p>
            <text:p>Buy a CRUNCHY_LEAF &amp; HONEY_DROP</text:p>
            <text:p>Go to FRY, also located in ANT_CITY</text:p>
            <text:p>Cook HONEY_DROP</text:p>
            <text:p>Cooked Item = GLAZED_HONEY</text:p>
            <text:p>Cook CRUNCHY_LEAF &amp; GLAZED_HONEY</text:p>
            <text:p>Cooked Item = HONEY_LEAF</text:p>
            <text:p>Final Product = HONEY_LEAF</text:p>
          </table:table-cell>
          <table:table-cell office:value-type="string">
            <text:p>HONEY_LEAF</text:p>
            <text:p/>
            <text:p>LEAF_SALAD &amp; GLAZED_HONEY</text:p>
            <text:p/>
            <text:p>Go to MADAME_BUTTERFLY</text:p>
            <text:p>Buy a CRUNCHY_LEAF &amp; HONEY_DROP</text:p>
            <text:p>Go to FRY, also located in ANT_CITY</text:p>
            <text:p>Cook HONEY_DROP</text:p>
            <text:p>Cooked Item = GLAZED_HONEY</text:p>
            <text:p>Cook CRUNCHY_LEAF</text:p>
            <text:p>Cooked Item = LEAF_SALAD</text:p>
            <text:p>Cook LEAF_SALAD &amp; GLAZED_HONEY</text:p>
            <text:p>Cooked Item = HONEY_LEAF</text:p>
            <text:p>Final Product = HONEY_LEAF</text:p>
          </table:table-cell>
          <table:table-cell office:value-type="string">
            <text:p>NUTTY_CAKE</text:p>
            <text:p/>
            <text:p>BAG_OF_FLOUR &amp; HARD_SEED</text:p>
            <text:p/>
            <text:p>Go to CRISBEE_BAKERY</text:p>
            <text:p>Buy a BAG_OF_FLOUR</text:p>
            <text:p>Go to GOLDEN_EMPORIUM, which is NOT located in the same location as CRISBEE_BAKERY</text:p>
            <text:p>Buy a HARD_SEED</text:p>
            <text:p>Go to KUT, also located in GOLDEN_SETTLEMENT</text:p>
            <text:p>Cook BAG_OF_FLOUR &amp; HARD_SEED</text:p>
            <text:p>Cooked Item = NUTTY_CAKE</text:p>
            <text:p>Final Product = NUTTY_CAKE</text:p>
          </table:table-cell>
          <table:table-cell table:number-columns-repeated="6"/>
        </table:table-row>
      </table:table>
      <table:database-ranges>
        <table:database-range table:name="__Anonymous_Sheet_DB__1" table:target-range-address="BugFablesRecipeList.A1:BugFablesRecipeList.K70" table:display-filter-buttons="true" table:contains-header="false"/>
        <table:database-range table:target-range-address="BugFablesPossibleRecipesOrdered.A1:BugFablesPossibleRecipesOrdered.A7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SD16" svg:font-family="CSD16" style:font-charset="x-symbol"/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00ff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6">11/26/2020</text:date>, <text:time>18:15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6T22:00:39.34</meta:creation-date>
    <meta:editing-duration>P8DT8H58M20S</meta:editing-duration>
    <meta:editing-cycles>4</meta:editing-cycles>
    <meta:generator>OpenOffice/4.1.7$Win32 OpenOffice.org_project/417m1$Build-9800</meta:generator>
    <meta:initial-creator>David Alayachew</meta:initial-creator>
    <dc:date>2020-11-26T18:15:39.86</dc:date>
    <dc:creator>David Alayachew</dc:creator>
    <meta:document-statistic meta:table-count="4" meta:cell-count="1475" meta:object-count="0"/>
  </office:meta>
</office:document-meta>
</file>